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0311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2.2717in"/>
    </style:style>
    <style:style style:name="co4" style:family="table-column">
      <style:table-column-properties fo:break-before="auto" style:column-width="4.0772in"/>
    </style:style>
    <style:style style:name="co5" style:family="table-column">
      <style:table-column-properties fo:break-before="auto" style:column-width="3.611in"/>
    </style:style>
    <style:style style:name="co6" style:family="table-column">
      <style:table-column-properties fo:break-before="auto" style:column-width="3.6256in"/>
    </style:style>
    <style:style style:name="co7" style:family="table-column">
      <style:table-column-properties fo:break-before="auto" style:column-width="5.6571in"/>
    </style:style>
    <style:style style:name="co8" style:family="table-column">
      <style:table-column-properties fo:break-before="auto" style:column-width="3.3291in"/>
    </style:style>
    <style:style style:name="co9" style:family="table-column">
      <style:table-column-properties fo:break-before="auto" style:column-width="4.8953in"/>
    </style:style>
    <style:style style:name="co10" style:family="table-column">
      <style:table-column-properties fo:break-before="auto" style:column-width="5.8126in"/>
    </style:style>
    <style:style style:name="co11" style:family="table-column">
      <style:table-column-properties fo:break-before="auto" style:column-width="7.378in"/>
    </style:style>
    <style:style style:name="co12" style:family="table-column">
      <style:table-column-properties fo:break-before="auto" style:column-width="3.1457in"/>
    </style:style>
    <style:style style:name="co13" style:family="table-column">
      <style:table-column-properties fo:break-before="auto" style:column-width="2.722in"/>
    </style:style>
    <style:style style:name="co14" style:family="table-column">
      <style:table-column-properties fo:break-before="auto" style:column-width="5.3602in"/>
    </style:style>
    <style:style style:name="co15" style:family="table-column">
      <style:table-column-properties fo:break-before="auto" style:column-width="3.0189in"/>
    </style:style>
    <style:style style:name="co16" style:family="table-column">
      <style:table-column-properties fo:break-before="auto" style:column-width="3.2165in"/>
    </style:style>
    <style:style style:name="co17" style:family="table-column">
      <style:table-column-properties fo:break-before="auto" style:column-width="2.2992in"/>
    </style:style>
    <style:style style:name="co18" style:family="table-column">
      <style:table-column-properties fo:break-before="auto" style:column-width="5.4874in"/>
    </style:style>
    <style:style style:name="co19" style:family="table-column">
      <style:table-column-properties fo:break-before="auto" style:column-width="2.0598in"/>
    </style:style>
    <style:style style:name="co20" style:family="table-column">
      <style:table-column-properties fo:break-before="auto" style:column-width="2.3839in"/>
    </style:style>
    <style:style style:name="co21" style:family="table-column">
      <style:table-column-properties fo:break-before="auto" style:column-width="4.2043in"/>
    </style:style>
    <style:style style:name="co22" style:family="table-column">
      <style:table-column-properties fo:break-before="auto" style:column-width="2.4126in"/>
    </style:style>
    <style:style style:name="co23" style:family="table-column">
      <style:table-column-properties fo:break-before="auto" style:column-width="4.0063in"/>
    </style:style>
    <style:style style:name="co24" style:family="table-column">
      <style:table-column-properties fo:break-before="auto" style:column-width="3.1598in"/>
    </style:style>
    <style:style style:name="co25" style:family="table-column">
      <style:table-column-properties fo:break-before="auto" style:column-width="3.5835in"/>
    </style:style>
    <style:style style:name="co26" style:family="table-column">
      <style:table-column-properties fo:break-before="auto" style:column-width="4.1335in"/>
    </style:style>
    <style:style style:name="co27" style:family="table-column">
      <style:table-column-properties fo:break-before="auto" style:column-width="3.7382in"/>
    </style:style>
    <style:style style:name="co28" style:family="table-column">
      <style:table-column-properties fo:break-before="auto" style:column-width="3.3575in"/>
    </style:style>
    <style:style style:name="co29" style:family="table-column">
      <style:table-column-properties fo:break-before="auto" style:column-width="2.398in"/>
    </style:style>
    <style:style style:name="co30" style:family="table-column">
      <style:table-column-properties fo:break-before="auto" style:column-width="3.6957in"/>
    </style:style>
    <style:style style:name="co31" style:family="table-column">
      <style:table-column-properties fo:break-before="auto" style:column-width="2.4547in"/>
    </style:style>
    <style:style style:name="co32" style:family="table-column">
      <style:table-column-properties fo:break-before="auto" style:column-width="2.9626in"/>
    </style:style>
    <style:style style:name="co33" style:family="table-column">
      <style:table-column-properties fo:break-before="auto" style:column-width="3.7953in"/>
    </style:style>
    <style:style style:name="co34" style:family="table-column">
      <style:table-column-properties fo:break-before="auto" style:column-width="1.0299in"/>
    </style:style>
    <style:style style:name="co35" style:family="table-column">
      <style:table-column-properties fo:break-before="auto" style:column-width="5.4453in"/>
    </style:style>
    <style:style style:name="co36" style:family="table-column">
      <style:table-column-properties fo:break-before="auto" style:column-width="1.6783in"/>
    </style:style>
    <style:style style:name="co37" style:family="table-column">
      <style:table-column-properties fo:break-before="auto" style:column-width="5.1634in"/>
    </style:style>
    <style:style style:name="co38" style:family="table-column">
      <style:table-column-properties fo:break-before="auto" style:column-width="1.0862in"/>
    </style:style>
    <style:style style:name="co39" style:family="table-column">
      <style:table-column-properties fo:break-before="auto" style:column-width="5.7839in"/>
    </style:style>
    <style:style style:name="co40" style:family="table-column">
      <style:table-column-properties fo:break-before="auto" style:column-width="0.9311in"/>
    </style:style>
    <style:style style:name="co41" style:family="table-column">
      <style:table-column-properties fo:break-before="auto" style:column-width="3.9925in"/>
    </style:style>
    <style:style style:name="co42" style:family="table-column">
      <style:table-column-properties fo:break-before="auto" style:column-width="4.2457in"/>
    </style:style>
    <style:style style:name="co43" style:family="table-column">
      <style:table-column-properties fo:break-before="auto" style:column-width="2.5819in"/>
    </style:style>
    <style:style style:name="co44" style:family="table-column">
      <style:table-column-properties fo:break-before="auto" style:column-width="1.5661in"/>
    </style:style>
    <style:style style:name="co45" style:family="table-column">
      <style:table-column-properties fo:break-before="auto" style:column-width="4.6693in"/>
    </style:style>
    <style:style style:name="co46" style:family="table-column">
      <style:table-column-properties fo:break-before="auto" style:column-width="2.8917in"/>
    </style:style>
    <style:style style:name="co47" style:family="table-column">
      <style:table-column-properties fo:break-before="auto" style:column-width="3.4425in"/>
    </style:style>
    <style:style style:name="co48" style:family="table-column">
      <style:table-column-properties fo:break-before="auto" style:column-width="3.6819in"/>
    </style:style>
    <style:style style:name="co49" style:family="table-column">
      <style:table-column-properties fo:break-before="auto" style:column-width="1.6929in"/>
    </style:style>
    <style:style style:name="co50" style:family="table-column">
      <style:table-column-properties fo:break-before="auto" style:column-width="5.9811in"/>
    </style:style>
    <style:style style:name="co51" style:family="table-column">
      <style:table-column-properties fo:break-before="auto" style:column-width="2.9339in"/>
    </style:style>
    <style:style style:name="co52" style:family="table-column">
      <style:table-column-properties fo:break-before="auto" style:column-width="4.2752in"/>
    </style:style>
    <style:style style:name="co53" style:family="table-column">
      <style:table-column-properties fo:break-before="auto" style:column-width="5.3465in"/>
    </style:style>
    <style:style style:name="co54" style:family="table-column">
      <style:table-column-properties fo:break-before="auto" style:column-width="4.2181in"/>
    </style:style>
    <style:style style:name="co55" style:family="table-column">
      <style:table-column-properties fo:break-before="auto" style:column-width="1.4252in"/>
    </style:style>
    <style:style style:name="co56" style:family="table-column">
      <style:table-column-properties fo:break-before="auto" style:column-width="2.2854in"/>
    </style:style>
    <style:style style:name="co57" style:family="table-column">
      <style:table-column-properties fo:break-before="auto" style:column-width="2.9201in"/>
    </style:style>
    <style:style style:name="co58" style:family="table-column">
      <style:table-column-properties fo:break-before="auto" style:column-width="4.7118in"/>
    </style:style>
    <style:style style:name="co59" style:family="table-column">
      <style:table-column-properties fo:break-before="auto" style:column-width="2.9484in"/>
    </style:style>
    <style:style style:name="co60" style:family="table-column">
      <style:table-column-properties fo:break-before="auto" style:column-width="1.1984in"/>
    </style:style>
    <style:style style:name="co61" style:family="table-column">
      <style:table-column-properties fo:break-before="auto" style:column-width="5.1346in"/>
    </style:style>
    <style:style style:name="co62" style:family="table-column">
      <style:table-column-properties fo:break-before="auto" style:column-width="5.4598in"/>
    </style:style>
    <style:style style:name="co63" style:family="table-column">
      <style:table-column-properties fo:break-before="auto" style:column-width="3.7102in"/>
    </style:style>
    <style:style style:name="co64" style:family="table-column">
      <style:table-column-properties fo:break-before="auto" style:column-width="2.1583in"/>
    </style:style>
    <style:style style:name="co65" style:family="table-column">
      <style:table-column-properties fo:break-before="auto" style:column-width="4.7681in"/>
    </style:style>
    <style:style style:name="co66" style:family="table-column">
      <style:table-column-properties fo:break-before="auto" style:column-width="1.7354in"/>
    </style:style>
    <style:style style:name="co67" style:family="table-column">
      <style:table-column-properties fo:break-before="auto" style:column-width="1.7209in"/>
    </style:style>
    <style:style style:name="co68" style:family="table-column">
      <style:table-column-properties fo:break-before="auto" style:column-width="4.8811in"/>
    </style:style>
    <style:style style:name="co69" style:family="table-column">
      <style:table-column-properties fo:break-before="auto" style:column-width="0.5783in"/>
    </style:style>
    <style:style style:name="co70" style:family="table-column">
      <style:table-column-properties fo:break-before="auto" style:column-width="0.9165in"/>
    </style:style>
    <style:style style:name="co71" style:family="table-column">
      <style:table-column-properties fo:break-before="auto" style:column-width="4.1756in"/>
    </style:style>
    <style:style style:name="co72" style:family="table-column">
      <style:table-column-properties fo:break-before="auto" style:column-width="1.2134in"/>
    </style:style>
    <style:style style:name="co73" style:family="table-column">
      <style:table-column-properties fo:break-before="auto" style:column-width="5.6291in"/>
    </style:style>
    <style:style style:name="co74" style:family="table-column">
      <style:table-column-properties fo:break-before="auto" style:column-width="0.3811in"/>
    </style:style>
    <style:style style:name="co75" style:family="table-column">
      <style:table-column-properties fo:break-before="auto" style:column-width="0.352in"/>
    </style:style>
    <style:style style:name="co76" style:family="table-column">
      <style:table-column-properties fo:break-before="auto" style:column-width="0.3665in"/>
    </style:style>
    <style:style style:name="co77" style:family="table-column">
      <style:table-column-properties fo:break-before="auto" style:column-width="5.8402in"/>
    </style:style>
    <style:style style:name="co78" style:family="table-column">
      <style:table-column-properties fo:break-before="auto" style:column-width="3.7665in"/>
    </style:style>
    <style:style style:name="co79" style:family="table-column">
      <style:table-column-properties fo:break-before="auto" style:column-width="3.9783in"/>
    </style:style>
    <style:style style:name="co80" style:family="table-column">
      <style:table-column-properties fo:break-before="auto" style:column-width="1.8626in"/>
    </style:style>
    <style:style style:name="co81" style:family="table-column">
      <style:table-column-properties fo:break-before="auto" style:column-width="2.0744in"/>
    </style:style>
    <style:style style:name="co82" style:family="table-column">
      <style:table-column-properties fo:break-before="auto" style:column-width="5.5445in"/>
    </style:style>
    <style:style style:name="co83" style:family="table-column">
      <style:table-column-properties fo:break-before="auto" style:column-width="3.5409in"/>
    </style:style>
    <style:style style:name="co84" style:family="table-column">
      <style:table-column-properties fo:break-before="auto" style:column-width="1.2693in"/>
    </style:style>
    <style:style style:name="co85" style:family="table-column">
      <style:table-column-properties fo:break-before="auto" style:column-width="1.4811in"/>
    </style:style>
    <style:style style:name="co86" style:family="table-column">
      <style:table-column-properties fo:break-before="auto" style:column-width="5.9681in"/>
    </style:style>
    <style:style style:name="co87" style:family="table-column">
      <style:table-column-properties fo:break-before="auto" style:column-width="6.1654in"/>
    </style:style>
    <style:style style:name="co88" style:family="table-column">
      <style:table-column-properties fo:break-before="auto" style:column-width="1.1138in"/>
    </style:style>
    <style:style style:name="co89" style:family="table-column">
      <style:table-column-properties fo:break-before="auto" style:column-width="1.3126in"/>
    </style:style>
    <style:style style:name="co90" style:family="table-column">
      <style:table-column-properties fo:break-before="auto" style:column-width="4.3728in"/>
    </style:style>
    <style:style style:name="co91" style:family="table-column">
      <style:table-column-properties fo:break-before="auto" style:column-width="4.4299in"/>
    </style:style>
    <style:style style:name="co92" style:family="table-column">
      <style:table-column-properties fo:break-before="auto" style:column-width="4.6417in"/>
    </style:style>
    <style:style style:name="co93" style:family="table-column">
      <style:table-column-properties fo:break-before="auto" style:column-width="2.7654in"/>
    </style:style>
    <style:style style:name="co94" style:family="table-column">
      <style:table-column-properties fo:break-before="auto" style:column-width="2.9063in"/>
    </style:style>
    <style:style style:name="co95" style:family="table-column">
      <style:table-column-properties fo:break-before="auto" style:column-width="3.1181in"/>
    </style:style>
    <style:style style:name="co96" style:family="table-column">
      <style:table-column-properties fo:break-before="auto" style:column-width="1.7492in"/>
    </style:style>
    <style:style style:name="co97" style:family="table-column">
      <style:table-column-properties fo:break-before="auto" style:column-width="1.9465in"/>
    </style:style>
    <style:style style:name="co98" style:family="table-column">
      <style:table-column-properties fo:break-before="auto" style:column-width="4.8528in"/>
    </style:style>
    <style:style style:name="co99" style:family="table-column">
      <style:table-column-properties fo:break-before="auto" style:column-width="5.0646in"/>
    </style:style>
    <style:style style:name="co100" style:family="table-column">
      <style:table-column-properties fo:break-before="auto" style:column-width="3.0752in"/>
    </style:style>
    <style:style style:name="co101" style:family="table-column">
      <style:table-column-properties fo:break-before="auto" style:column-width="0.3953in"/>
    </style:style>
    <style:style style:name="co102" style:family="table-column">
      <style:table-column-properties fo:break-before="auto" style:column-width="3.2866in"/>
    </style:style>
    <style:style style:name="co103" style:family="table-column">
      <style:table-column-properties fo:break-before="auto" style:column-width="3.8228in"/>
    </style:style>
    <style:style style:name="co104" style:family="table-column">
      <style:table-column-properties fo:break-before="auto" style:column-width="3.8654in"/>
    </style:style>
    <style:style style:name="co105" style:family="table-column">
      <style:table-column-properties fo:break-before="auto" style:column-width="1.8756in"/>
    </style:style>
    <style:style style:name="co106" style:family="table-column">
      <style:table-column-properties fo:break-before="auto" style:column-width="6.3626in"/>
    </style:style>
    <style:style style:name="co107" style:family="table-column">
      <style:table-column-properties fo:break-before="auto" style:column-width="0.339in"/>
    </style:style>
    <style:style style:name="co108" style:family="table-column">
      <style:table-column-properties fo:break-before="auto" style:column-width="0.4228in"/>
    </style:style>
    <style:style style:name="co109" style:family="table-column">
      <style:table-column-properties fo:break-before="auto" style:column-width="3.3154in"/>
    </style:style>
    <style:style style:name="co110" style:family="table-column">
      <style:table-column-properties fo:break-before="auto" style:column-width="4.4575in"/>
    </style:style>
    <style:style style:name="co111" style:family="table-column">
      <style:table-column-properties fo:break-before="auto" style:column-width="3.8091in"/>
    </style:style>
    <style:style style:name="co112" style:family="table-column">
      <style:table-column-properties fo:break-before="auto" style:column-width="5.5299in"/>
    </style:style>
    <style:style style:name="co113" style:family="table-column">
      <style:table-column-properties fo:break-before="auto" style:column-width="5.728in"/>
    </style:style>
    <style:style style:name="co114" style:family="table-column">
      <style:table-column-properties fo:break-before="auto" style:column-width="4.2602in"/>
    </style:style>
    <style:style style:name="co115" style:family="table-column">
      <style:table-column-properties fo:break-before="auto" style:column-width="4.4016in"/>
    </style:style>
    <style:style style:name="co116" style:family="table-column">
      <style:table-column-properties fo:break-before="auto" style:column-width="4.5984in"/>
    </style:style>
    <style:style style:name="co117" style:family="table-column">
      <style:table-column-properties fo:break-before="auto" style:column-width="1.6083in"/>
    </style:style>
    <style:style style:name="co118" style:family="table-column">
      <style:table-column-properties fo:break-before="auto" style:column-width="1.8055in"/>
    </style:style>
    <style:style style:name="co119" style:family="table-column">
      <style:table-column-properties fo:break-before="auto" style:column-width="2.4689in"/>
    </style:style>
    <style:style style:name="co120" style:family="table-column">
      <style:table-column-properties fo:break-before="auto" style:column-width="2.6807in"/>
    </style:style>
    <style:style style:name="co121" style:family="table-column">
      <style:table-column-properties fo:break-before="auto" style:column-width="3.202in"/>
    </style:style>
    <style:style style:name="co122" style:family="table-column">
      <style:table-column-properties fo:break-before="auto" style:column-width="3.3992in"/>
    </style:style>
    <style:style style:name="co123" style:family="table-column">
      <style:table-column-properties fo:break-before="auto" style:column-width="3.1035in"/>
    </style:style>
    <style:style style:name="co124" style:family="table-column">
      <style:table-column-properties fo:break-before="auto" style:column-width="3.3016in"/>
    </style:style>
    <style:style style:name="co125" style:family="table-column">
      <style:table-column-properties fo:break-before="auto" style:column-width="5.1071in"/>
    </style:style>
    <style:style style:name="co126" style:family="table-column">
      <style:table-column-properties fo:break-before="auto" style:column-width="3.1319in"/>
    </style:style>
    <style:style style:name="co127" style:family="table-column">
      <style:table-column-properties fo:break-before="auto" style:column-width="1.3819in"/>
    </style:style>
    <style:style style:name="co128" style:family="table-column">
      <style:table-column-properties fo:break-before="auto" style:column-width="1.5799in"/>
    </style:style>
    <style:style style:name="co129" style:family="table-column">
      <style:table-column-properties fo:break-before="auto" style:column-width="5.3189in"/>
    </style:style>
    <style:style style:name="co130" style:family="table-column">
      <style:table-column-properties fo:break-before="auto" style:column-width="5.5161in"/>
    </style:style>
    <style:style style:name="co131" style:family="table-column">
      <style:table-column-properties fo:break-before="auto" style:column-width="5.6429in"/>
    </style:style>
    <style:style style:name="co132" style:family="table-column">
      <style:table-column-properties fo:break-before="auto" style:column-width="3.8937in"/>
    </style:style>
    <style:style style:name="co133" style:family="table-column">
      <style:table-column-properties fo:break-before="auto" style:column-width="4.0909in"/>
    </style:style>
    <style:style style:name="co134" style:family="table-column">
      <style:table-column-properties fo:break-before="auto" style:column-width="2.3417in"/>
    </style:style>
    <style:style style:name="co135" style:family="table-column">
      <style:table-column-properties fo:break-before="auto" style:column-width="2.5398in"/>
    </style:style>
    <style:style style:name="co136" style:family="table-column">
      <style:table-column-properties fo:break-before="auto" style:column-width="4.952in"/>
    </style:style>
    <style:style style:name="co137" style:family="table-column">
      <style:table-column-properties fo:break-before="auto" style:column-width="1.9189in"/>
    </style:style>
    <style:style style:name="co138" style:family="table-column">
      <style:table-column-properties fo:break-before="auto" style:column-width="2.1161in"/>
    </style:style>
    <style:style style:name="co139" style:family="table-column">
      <style:table-column-properties fo:break-before="auto" style:column-width="3.9217in"/>
    </style:style>
    <style:style style:name="co140" style:family="table-column">
      <style:table-column-properties fo:break-before="auto" style:column-width="4.1193in"/>
    </style:style>
    <style:style style:name="co141" style:family="table-column">
      <style:table-column-properties fo:break-before="auto" style:column-width="1.9047in"/>
    </style:style>
    <style:style style:name="co142" style:family="table-column">
      <style:table-column-properties fo:break-before="auto" style:column-width="5.2618in"/>
    </style:style>
    <style:style style:name="co143" style:family="table-column">
      <style:table-column-properties fo:break-before="auto" style:column-width="0.7618in"/>
    </style:style>
    <style:style style:name="co144" style:family="table-column">
      <style:table-column-properties fo:break-before="auto" style:column-width="0.9736in"/>
    </style:style>
    <style:style style:name="co145" style:family="table-column">
      <style:table-column-properties fo:break-before="auto" style:column-width="0.9008in"/>
    </style:style>
    <style:style style:name="co146" style:family="table-column">
      <style:table-column-properties fo:break-before="auto" style:column-width="0.4799in"/>
    </style:style>
    <style:style style:name="ro1" style:family="table-row">
      <style:table-row-properties style:row-height="0.2181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table.csv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pivo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column table:style-name="co53" table:default-cell-style-name="Default"/>
        <table:table-column table:style-name="co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5" table:default-cell-style-name="Default"/>
        <table:table-column table:style-name="co57" table:default-cell-style-name="Default"/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27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53" table:default-cell-style-name="Default"/>
        <table:table-column table:style-name="co82" table:default-cell-style-name="Default"/>
        <table:table-column table:style-name="co8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71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2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6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4" table:default-cell-style-name="Default"/>
        <table:table-column table:style-name="co105" table:default-cell-style-name="Default"/>
        <table:table-column table:style-name="co81" table:default-cell-style-name="Default"/>
        <table:table-column table:style-name="co87" table:default-cell-style-name="Default"/>
        <table:table-column table:style-name="co106" table:default-cell-style-name="Default"/>
        <table:table-column table:style-name="co95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08" table:default-cell-style-name="Default"/>
        <table:table-column table:style-name="co76" table:default-cell-style-name="Default"/>
        <table:table-column table:style-name="co101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45" table:default-cell-style-name="Default"/>
        <table:table-column table:style-name="co111" table:default-cell-style-name="Default"/>
        <table:table-column table:style-name="co23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0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11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8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7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01" table:default-cell-style-name="Default"/>
        <table:table-column table:style-name="co108" table:default-cell-style-name="Default"/>
        <table:table-column table:style-name="co3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38" table:default-cell-style-name="Default"/>
        <table:table-column table:style-name="co99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number-columns-repeated="839" table:default-cell-style-name="Default"/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ISO3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>
            <text:p>MAR</text:p>
          </table:table-cell>
          <table:table-cell table:style-name="ce6" office:value-type="float" office:value="1">
            <text:p>1</text:p>
          </table:table-cell>
          <table:table-cell office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>
            <text:p>AU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FA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BG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BRA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CH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CIV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CPV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DO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DZ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EGY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E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FRO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GBR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ID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IND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IS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JP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KGZ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LAO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MDG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MEX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MO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NIC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L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P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E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H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ROU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SD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SLV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THA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U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TUV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VN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ZAF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ZMB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(empty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#N/A</text:p>
          </table:table-cell>
          <table:table-cell table:style-name="ce8" office:value-type="float" office:value="10">
            <text:p>10</text:p>
          </table:table-cell>
          <table:table-cell table:number-columns-repeated="1022"/>
        </table:table-row>
      </table:table>
      <table:table table:name="table" table:style-name="ta2">
        <office:forms form:automatic-focus="false" form:apply-design-mode="false"/>
        <table:table-column table:style-name="co145" table:number-columns-repeated="1024" table:default-cell-style-name="Default"/>
        <table:table-row table:style-name="ro1">
          <table:table-cell office:value-type="string">
            <text:p>Link</text:p>
          </table:table-cell>
          <table:table-cell office:value-type="string">
            <text:p>Title of business case</text:p>
          </table:table-cell>
          <table:table-cell office:value-type="string">
            <text:p>Name of company</text:p>
          </table:table-cell>
          <table:table-cell office:value-type="string">
            <text:p>Business sector</text:p>
          </table:table-cell>
          <table:table-cell office:value-type="string">
            <text:p>Adaptation area relevant to case study</text:p>
          </table:table-cell>
          <table:table-cell office:value-type="string">
            <text:p>Countries relevant to case study</text:p>
          </table:table-cell>
          <table:table-cell office:value-type="string">
            <text:p>ISO3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microsoft.pdf</text:p>
          </table:table-cell>
          <table:table-cell office:value-type="string">
            <text:p>Research4Life and Eye On Earth</text:p>
          </table:table-cell>
          <table:table-cell office:value-type="string">
            <text:p>Microsoft Corporation</text:p>
          </table:table-cell>
          <table:table-cell office:value-type="string">
            <text:p>Information Technology Services</text:p>
          </table:table-cell>
          <table:table-cell office:value-type="string">
            <text:p>Education and training; Science, assessment, monitoring and early warning</text:p>
          </table:table-cell>
          <table:table-cell table:formula="of:=-all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maplecroft.pdf</text:p>
          </table:table-cell>
          <table:table-cell office:value-type="string">
            <text:p>Climate Change and Environmental Risk Atlas</text:p>
          </table:table-cell>
          <table:table-cell office:value-type="string">
            <text:p>Maplecroft</text:p>
          </table:table-cell>
          <table:table-cell office:value-type="string">
            <text:p>Information Technology Services; Consulting and Environmental Services</text:p>
          </table:table-cell>
          <table:table-cell office:value-type="string">
            <text:p>Science, assessment, monitoring and early warning</text:p>
          </table:table-cell>
          <table:table-cell table:formula="of:=-all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bayer.pdf</text:p>
          </table:table-cell>
          <table:table-cell office:value-type="string">
            <text:p>Developing stress-tolerant plants</text:p>
          </table:table-cell>
          <table:table-cell office:value-type="string">
            <text:p>Bayer</text:p>
          </table:table-cell>
          <table:table-cell office:value-type="string">
            <text:p>Chemicals</text:p>
          </table:table-cell>
          <table:table-cell office:value-type="string">
            <text:p>Food security, agriculture, forestry and fisheries</text:p>
          </table:table-cell>
          <table:table-cell table:formula="of:=-all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intel.pdf</text:p>
          </table:table-cell>
          <table:table-cell office:value-type="string">
            <text:p>Water Wars</text:p>
          </table:table-cell>
          <table:table-cell office:value-type="string">
            <text:p>Intel</text:p>
          </table:table-cell>
          <table:table-cell office:value-type="string">
            <text:p>Information Technology Services</text:p>
          </table:table-cell>
          <table:table-cell office:value-type="string">
            <text:p>Water resources</text:p>
          </table:table-cell>
          <table:table-cell table:formula="of:=-all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mca.pdf</text:p>
          </table:table-cell>
          <table:table-cell office:value-type="string">
            <text:p>The 100K Home</text:p>
          </table:table-cell>
          <table:table-cell office:value-type="string">
            <text:p>Mario Cucinella Architects</text:p>
          </table:table-cell>
          <table:table-cell office:value-type="string">
            <text:p>Construction and Engineering</text:p>
          </table:table-cell>
          <table:table-cell office:value-type="string">
            <text:p>Transport, infrastructure and human settlements</text:p>
          </table:table-cell>
          <table:table-cell table:formula="of:=-all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munich_re.pdf</text:p>
          </table:table-cell>
          <table:table-cell office:value-type="string">
            <text:p>Building -Alliances around climate insurance</text:p>
          </table:table-cell>
          <table:table-cell office:value-type="string">
            <text:p>Munich Re</text:p>
          </table:table-cell>
          <table:table-cell office:value-type="string">
            <text:p>Financial Services</text:p>
          </table:table-cell>
          <table:table-cell office:value-type="string">
            <text:p>Science, assessment, monitoring and early warning</text:p>
          </table:table-cell>
          <table:table-cell table:formula="of:=-all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hi_nation_ab.pdf</text:p>
          </table:table-cell>
          <table:table-cell office:value-type="string">
            <text:p>Provision of solar energy builds resilience of rural population</text:p>
          </table:table-cell>
          <table:table-cell office:value-type="string">
            <text:p>HiNation AB</text:p>
          </table:table-cell>
          <table:table-cell office:value-type="string">
            <text:p>Energyand Utilities</text:p>
          </table:table-cell>
          <table:table-cell office:value-type="string">
            <text:p>Renewable energy systems</text:p>
          </table:table-cell>
          <table:table-cell table:formula="of:=-multiple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mars_ibm.pdf</text:p>
          </table:table-cell>
          <table:table-cell office:value-type="string">
            <text:p>Unraveling the cocoa genome</text:p>
          </table:table-cell>
          <table:table-cell office:value-type="string">
            <text:p>Mars; IBM; U.S. Department of Agriculture</text:p>
          </table:table-cell>
          <table:table-cell office:value-type="string">
            <text:p>Foodand Beverages; Scienceand Technology</text:p>
          </table:table-cell>
          <table:table-cell office:value-type="string">
            <text:p>Food security, agriculture, forestry and fisheries</text:p>
          </table:table-cell>
          <table:table-cell table:formula="of:=-multiple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siemens.pdf</text:p>
          </table:table-cell>
          <table:table-cell office:value-type="string">
            <text:p>SkyHydrant Water Purification Technology</text:p>
          </table:table-cell>
          <table:table-cell office:value-type="string">
            <text:p>Siemens</text:p>
          </table:table-cell>
          <table:table-cell office:value-type="string">
            <text:p>Science and Technology</text:p>
          </table:table-cell>
          <table:table-cell office:value-type="string">
            <text:p>Water resources</text:p>
          </table:table-cell>
          <table:table-cell table:formula="of:=-multiple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cemex.pdf</text:p>
          </table:table-cell>
          <table:table-cell office:value-type="string">
            <text:p>Sustainable and climate resilient housing</text:p>
          </table:table-cell>
          <table:table-cell office:value-type="string">
            <text:p>CEMEX</text:p>
          </table:table-cell>
          <table:table-cell office:value-type="string">
            <text:p>Construction and Engineering</text:p>
          </table:table-cell>
          <table:table-cell office:value-type="string">
            <text:p>Transport, infrastructure and human settlements</text:p>
          </table:table-cell>
          <table:table-cell table:formula="of:=-multiple" office:value-type="float" office:value="0">
            <text:p>#NAME?</text:p>
          </table:table-cell>
          <table:table-cell table:formula="of:={#N/A}" office:value-type="float" office:value="0">
            <text:p>#N/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e.pdf</text:p>
          </table:table-cell>
          <table:table-cell office:value-type="string">
            <text:p>Technologies that build climate resilience</text:p>
          </table:table-cell>
          <table:table-cell office:value-type="string">
            <text:p>General Electric</text:p>
          </table:table-cell>
          <table:table-cell office:value-type="string">
            <text:p>Water Management</text:p>
          </table:table-cell>
          <table:table-cell office:value-type="string">
            <text:p>Water resources</text:p>
          </table:table-cell>
          <table:table-cell office:value-type="string">
            <text:p>Algeria</text:p>
          </table:table-cell>
          <table:table-cell office:value-type="string">
            <text:p>DZ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veolia.pdf</text:p>
          </table:table-cell>
          <table:table-cell office:value-type="string">
            <text:p>Desalination: Kurnell Project</text:p>
          </table:table-cell>
          <table:table-cell office:value-type="string">
            <text:p>Veolia Water</text:p>
          </table:table-cell>
          <table:table-cell office:value-type="string">
            <text:p>Energy and Utilities</text:p>
          </table:table-cell>
          <table:table-cell office:value-type="string">
            <text:p>Water resources</text:p>
          </table:table-cell>
          <table:table-cell office:value-type="string">
            <text:p>Australia</text:p>
          </table:table-cell>
          <table:table-cell office:value-type="string">
            <text:p>AU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io_tinto.pdf</text:p>
          </table:table-cell>
          <table:table-cell office:value-type="string">
            <text:p>Reappraising ÒnormalÓ - Designing to weather, climate, and climate change</text:p>
          </table:table-cell>
          <table:table-cell office:value-type="string">
            <text:p>Rio Tinto</text:p>
          </table:table-cell>
          <table:table-cell office:value-type="string">
            <text:p>Mining and Metals</text:p>
          </table:table-cell>
          <table:table-cell office:value-type="string">
            <text:p>Water resources; Science, assessment, monitoring and early warning</text:p>
          </table:table-cell>
          <table:table-cell office:value-type="string">
            <text:p>Australia</text:p>
          </table:table-cell>
          <table:table-cell office:value-type="string">
            <text:p>AU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obb.pdf</text:p>
          </table:table-cell>
          <table:table-cell office:value-type="string">
            <text:p>InfraWeather</text:p>
          </table:table-cell>
          <table:table-cell office:value-type="string">
            <text:p>…BB</text:p>
          </table:table-cell>
          <table:table-cell office:value-type="string">
            <text:p>Transportand Logistics</text:p>
          </table:table-cell>
          <table:table-cell office:value-type="string">
            <text:p>Science, assessment, monitoring and early warning; Transport, infrastructure and human settlements</text:p>
          </table:table-cell>
          <table:table-cell office:value-type="string">
            <text:p>Austria</text:p>
          </table:table-cell>
          <table:table-cell office:value-type="string">
            <text:p>AUT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iverside_technology.pdf</text:p>
          </table:table-cell>
          <table:table-cell office:value-type="string">
            <text:p>Disaster preparedness, local capacity building, and planning</text:p>
          </table:table-cell>
          <table:table-cell office:value-type="string">
            <text:p>Riverside Technology</text:p>
          </table:table-cell>
          <table:table-cell office:value-type="string">
            <text:p>Consultingand Environmental Services</text:p>
          </table:table-cell>
          <table:table-cell office:value-type="string">
            <text:p>Science, assessment, monitoring and early warning; Education and training</text:p>
          </table:table-cell>
          <table:table-cell office:value-type="string">
            <text:p>Bangladesh</text:p>
          </table:table-cell>
          <table:table-cell office:value-type="string">
            <text:p>BG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tartari.pdf</text:p>
          </table:table-cell>
          <table:table-cell office:value-type="string">
            <text:p>Weather resilient boats</text:p>
          </table:table-cell>
          <table:table-cell office:value-type="string">
            <text:p>Tartari; Friendship</text:p>
          </table:table-cell>
          <table:table-cell office:value-type="string">
            <text:p>Agriculture (fisheries)</text:p>
          </table:table-cell>
          <table:table-cell office:value-type="string">
            <text:p>Oceans and coastal areas; Food security, agriculture, forestry and fisheries</text:p>
          </table:table-cell>
          <table:table-cell office:value-type="string">
            <text:p>Bangladesh</text:p>
          </table:table-cell>
          <table:table-cell office:value-type="string">
            <text:p>BG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basf.pdf</text:p>
          </table:table-cell>
          <table:table-cell office:value-type="string">
            <text:p>New technologies for climate change adaptation</text:p>
          </table:table-cell>
          <table:table-cell office:value-type="string">
            <text:p>BASF</text:p>
          </table:table-cell>
          <table:table-cell office:value-type="string">
            <text:p>Chemicals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Brazil</text:p>
          </table:table-cell>
          <table:table-cell office:value-type="string">
            <text:p>BR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iverside_technology.pdf</text:p>
          </table:table-cell>
          <table:table-cell office:value-type="string">
            <text:p>Disaster preparedness, local capacity building, and planning</text:p>
          </table:table-cell>
          <table:table-cell office:value-type="string">
            <text:p>Riverside Technology</text:p>
          </table:table-cell>
          <table:table-cell office:value-type="string">
            <text:p>Consultingand Environmental Services</text:p>
          </table:table-cell>
          <table:table-cell office:value-type="string">
            <text:p>Science, assessment, monitoring and early warning; Education and training</text:p>
          </table:table-cell>
          <table:table-cell office:value-type="string">
            <text:p>Brazil</text:p>
          </table:table-cell>
          <table:table-cell office:value-type="string">
            <text:p>BR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hsbc.pdf</text:p>
          </table:table-cell>
          <table:table-cell office:value-type="string">
            <text:p>New insurance products and climate risk</text:p>
          </table:table-cell>
          <table:table-cell office:value-type="string">
            <text:p>HSBC</text:p>
          </table:table-cell>
          <table:table-cell office:value-type="string">
            <text:p>Financial Services</text:p>
          </table:table-cell>
          <table:table-cell office:value-type="string">
            <text:p>Business; Transport, infrastructure and human settlements</text:p>
          </table:table-cell>
          <table:table-cell office:value-type="string">
            <text:p>Brazil</text:p>
          </table:table-cell>
          <table:table-cell office:value-type="string">
            <text:p>BR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-Allianz.pdf</text:p>
          </table:table-cell>
          <table:table-cell office:value-type="string">
            <text:p>Insuring against climate impacts and rewarding sustainable business practices</text:p>
          </table:table-cell>
          <table:table-cell table:formula="of:=-allianz" office:value-type="float" office:value="0">
            <text:p>#NAME?</text:p>
          </table:table-cell>
          <table:table-cell office:value-type="string">
            <text:p>Financial Services</text:p>
          </table:table-cell>
          <table:table-cell office:value-type="string">
            <text:p>Business</text:p>
          </table:table-cell>
          <table:table-cell office:value-type="string">
            <text:p>Brazil</text:p>
          </table:table-cell>
          <table:table-cell office:value-type="string">
            <text:p>BR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abobank.pdf</text:p>
          </table:table-cell>
          <table:table-cell office:value-type="string">
            <text:p>Expertise reduces climate change risks for most vulnerable</text:p>
          </table:table-cell>
          <table:table-cell office:value-type="string">
            <text:p>Rabobank</text:p>
          </table:table-cell>
          <table:table-cell office:value-type="string">
            <text:p>Financial Services</text:p>
          </table:table-cell>
          <table:table-cell office:value-type="string">
            <text:p>Education and training</text:p>
          </table:table-cell>
          <table:table-cell office:value-type="string">
            <text:p>Cambodia</text:p>
          </table:table-cell>
          <table:table-cell office:value-type="string">
            <text:p>BF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intrawest.pdf</text:p>
          </table:table-cell>
          <table:table-cell office:value-type="string">
            <text:p>Relocation to improve snow pack and lengthen ski season</text:p>
          </table:table-cell>
          <table:table-cell office:value-type="string">
            <text:p>Intrawest</text:p>
          </table:table-cell>
          <table:table-cell office:value-type="string">
            <text:p>Tourism and Recreation</text:p>
          </table:table-cell>
          <table:table-cell office:value-type="string">
            <text:p>Tourism</text:p>
          </table:table-cell>
          <table:table-cell office:value-type="string">
            <text:p>Canada</text:p>
          </table:table-cell>
          <table:table-cell office:value-type="string">
            <text:p>BF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meinert_enterprises.pdf</text:p>
          </table:table-cell>
          <table:table-cell office:value-type="string">
            <text:p>Adapting to climate change through changing growing patterns and spreading risks</text:p>
          </table:table-cell>
          <table:table-cell office:value-type="string">
            <text:p>Meinert Enterprises</text:p>
          </table:table-cell>
          <table:table-cell office:value-type="string">
            <text:p>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Canada</text:p>
          </table:table-cell>
          <table:table-cell office:value-type="string">
            <text:p>BF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atur-Ally_advanced_technologies.pdf</text:p>
          </table:table-cell>
          <table:table-cell office:value-type="string">
            <text:p>More resilient fibers to replace cotton</text:p>
          </table:table-cell>
          <table:table-cell office:value-type="string">
            <text:p>Natur-Ally Advanced Technologies (NAT)</text:p>
          </table:table-cell>
          <table:table-cell office:value-type="string">
            <text:p>Science and Technology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Canada</text:p>
          </table:table-cell>
          <table:table-cell office:value-type="string">
            <text:p>BF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intact_financial_corporation.pdf</text:p>
          </table:table-cell>
          <table:table-cell office:value-type="string">
            <text:p>Climate Change Adaptation Project (CCAP)</text:p>
          </table:table-cell>
          <table:table-cell office:value-type="string">
            <text:p>Intact Financial Corporation; University of Waterloo</text:p>
          </table:table-cell>
          <table:table-cell office:value-type="string">
            <text:p>Financial Services</text:p>
          </table:table-cell>
          <table:table-cell office:value-type="string">
            <text:p>Food security, agriculture, forestry and fisheries; Science, assessment, monitoring and early warning; Terrestrial ecosystems; Transport, infrastructure and human settlements; Water resources</text:p>
          </table:table-cell>
          <table:table-cell office:value-type="string">
            <text:p>Canada</text:p>
          </table:table-cell>
          <table:table-cell office:value-type="string">
            <text:p>BF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apple_vacations_et_at.pdf</text:p>
          </table:table-cell>
          <table:table-cell office:value-type="string">
            <text:p>Hurricane guarantees and waivers</text:p>
          </table:table-cell>
          <table:table-cell office:value-type="string">
            <text:p>Apple Vacations; Club Med; Sandals; SuperClubs; TNT Vacations</text:p>
          </table:table-cell>
          <table:table-cell office:value-type="string">
            <text:p>Tourism and Recreation</text:p>
          </table:table-cell>
          <table:table-cell office:value-type="string">
            <text:p>Tourism</text:p>
          </table:table-cell>
          <table:table-cell office:value-type="string">
            <text:p>Caribbean and Central America</text:p>
          </table:table-cell>
          <table:table-cell office:value-type="string">
            <text:p>CPV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e.pdf</text:p>
          </table:table-cell>
          <table:table-cell office:value-type="string">
            <text:p>Technologies that build climate resilience</text:p>
          </table:table-cell>
          <table:table-cell office:value-type="string">
            <text:p>General Electric</text:p>
          </table:table-cell>
          <table:table-cell office:value-type="string">
            <text:p>Water Management</text:p>
          </table:table-cell>
          <table:table-cell office:value-type="string">
            <text:p>Water resources</text:p>
          </table:table-cell>
          <table:table-cell office:value-type="string">
            <text:p>China</text:p>
          </table:table-cell>
          <table:table-cell office:value-type="string">
            <text:p>CH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estle_example.pdf</text:p>
          </table:table-cell>
          <table:table-cell office:value-type="string">
            <text:p>Providing farming training and assistance</text:p>
          </table:table-cell>
          <table:table-cell office:value-type="string">
            <text:p>NestlŽ</text:p>
          </table:table-cell>
          <table:table-cell office:value-type="string">
            <text:p>Food and Beverages</text:p>
          </table:table-cell>
          <table:table-cell office:value-type="string">
            <text:p>Education and training; Food security, agriculture, forestry and fisheries; Water resources</text:p>
          </table:table-cell>
          <table:table-cell office:value-type="string">
            <text:p>China</text:p>
          </table:table-cell>
          <table:table-cell office:value-type="string">
            <text:p>CH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china_mobile_communications.pdf</text:p>
          </table:table-cell>
          <table:table-cell office:value-type="string">
            <text:p>Information-based mobile applications for adaptation</text:p>
          </table:table-cell>
          <table:table-cell office:value-type="string">
            <text:p>China Mobile Communications</text:p>
          </table:table-cell>
          <table:table-cell office:value-type="string">
            <text:p>Telecommunications</text:p>
          </table:table-cell>
          <table:table-cell office:value-type="string">
            <text:p>Education and training; Food security, agriculture, forestry and fisheries; Terrestrial ecosystems; Water resources</text:p>
          </table:table-cell>
          <table:table-cell office:value-type="string">
            <text:p>China</text:p>
          </table:table-cell>
          <table:table-cell office:value-type="string">
            <text:p>CH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eeab.pdf</text:p>
          </table:table-cell>
          <table:table-cell office:value-type="string">
            <text:p>Adaptation program to support ecosystem services</text:p>
          </table:table-cell>
          <table:table-cell office:value-type="string">
            <text:p>EEAB (Bogot‡ Water and Sewage Company)</text:p>
          </table:table-cell>
          <table:table-cell office:value-type="string">
            <text:p>Water Management</text:p>
          </table:table-cell>
          <table:table-cell office:value-type="string">
            <text:p>Water resources</text:p>
          </table:table-cell>
          <table:table-cell office:value-type="string">
            <text:p>Colombia</text:p>
          </table:table-cell>
          <table:table-cell office:value-type="string">
            <text:p>COL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estle_example.pdf</text:p>
          </table:table-cell>
          <table:table-cell office:value-type="string">
            <text:p>Providing farming training and assistance</text:p>
          </table:table-cell>
          <table:table-cell office:value-type="string">
            <text:p>NestlŽ</text:p>
          </table:table-cell>
          <table:table-cell office:value-type="string">
            <text:p>Food and Beverages</text:p>
          </table:table-cell>
          <table:table-cell office:value-type="string">
            <text:p>Education and training; Food security, agriculture, forestry and fisheries; Water resources</text:p>
          </table:table-cell>
          <table:table-cell office:value-type="string">
            <text:p>C™te dÕIvoire</text:p>
          </table:table-cell>
          <table:table-cell office:value-type="string">
            <text:p>CIV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ova_oceanic.pdf</text:p>
          </table:table-cell>
          <table:table-cell office:value-type="string">
            <text:p>Wave Energy Converter</text:p>
          </table:table-cell>
          <table:table-cell office:value-type="string">
            <text:p>Nova Oceanic Energy Systems Inc.</text:p>
          </table:table-cell>
          <table:table-cell office:value-type="string">
            <text:p>Energy and Utilities</text:p>
          </table:table-cell>
          <table:table-cell office:value-type="string">
            <text:p>Oceans and coastal areas</text:p>
          </table:table-cell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-Allianz.pdf</text:p>
          </table:table-cell>
          <table:table-cell office:value-type="string">
            <text:p>Insuring against climate impacts and rewarding sustainable business practices</text:p>
          </table:table-cell>
          <table:table-cell table:formula="of:=-allianz" office:value-type="float" office:value="0">
            <text:p>#NAME?</text:p>
          </table:table-cell>
          <table:table-cell office:value-type="string">
            <text:p>Financial Services</text:p>
          </table:table-cell>
          <table:table-cell office:value-type="string">
            <text:p>Business</text:p>
          </table:table-cell>
          <table:table-cell office:value-type="string">
            <text:p>Egypt</text:p>
          </table:table-cell>
          <table:table-cell office:value-type="string">
            <text:p>EGY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sekem.pdf</text:p>
          </table:table-cell>
          <table:table-cell office:value-type="string">
            <text:p>Integrating adaptation into core business practices</text:p>
          </table:table-cell>
          <table:table-cell office:value-type="string">
            <text:p>SEKEM Holdings Group</text:p>
          </table:table-cell>
          <table:table-cell office:value-type="string">
            <text:p>Food and Beverages; Consumer Packaged Goods</text:p>
          </table:table-cell>
          <table:table-cell office:value-type="string">
            <text:p>Transport, infrastructure and human settlements</text:p>
          </table:table-cell>
          <table:table-cell office:value-type="string">
            <text:p>Egypt</text:p>
          </table:table-cell>
          <table:table-cell office:value-type="string">
            <text:p>EGY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reen_mountain_coffee_roasters.pdf</text:p>
          </table:table-cell>
          <table:table-cell office:value-type="string">
            <text:p>Coffee Under Pressure: Climate Change and Adaptation in Mesoamerica (CUP)</text:p>
          </table:table-cell>
          <table:table-cell office:value-type="string">
            <text:p>Green Mountain Coffee Roasters (GMCR); International Center for Tropical Agriculture (CIAT); Catholic Relief Services (CRS)</text:p>
          </table:table-cell>
          <table:table-cell office:value-type="string">
            <text:p>Food and Beverages; 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El Salvador</text:p>
          </table:table-cell>
          <table:table-cell office:value-type="string">
            <text:p>SLV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iverside_technology.pdf</text:p>
          </table:table-cell>
          <table:table-cell office:value-type="string">
            <text:p>Disaster preparedness, local capacity building, and planning</text:p>
          </table:table-cell>
          <table:table-cell office:value-type="string">
            <text:p>Riverside Technology</text:p>
          </table:table-cell>
          <table:table-cell office:value-type="string">
            <text:p>Consultingand Environmental Services</text:p>
          </table:table-cell>
          <table:table-cell office:value-type="string">
            <text:p>Science, assessment, monitoring and early warning; Education and training</text:p>
          </table:table-cell>
          <table:table-cell office:value-type="string">
            <text:p>Ethiopia</text:p>
          </table:table-cell>
          <table:table-cell office:value-type="string">
            <text:p>ETH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swiss_re.pdf</text:p>
          </table:table-cell>
          <table:table-cell office:value-type="string">
            <text:p>Horn of Africa Risk Transfer for Adaptation (HARITA)</text:p>
          </table:table-cell>
          <table:table-cell office:value-type="string">
            <text:p>Swiss Re; Oxfam America</text:p>
          </table:table-cell>
          <table:table-cell office:value-type="string">
            <text:p>Financial Services</text:p>
          </table:table-cell>
          <table:table-cell office:value-type="string">
            <text:p>Food security, agriculture, forestry and fisheries; Science, assessment, monitoring and early warning</text:p>
          </table:table-cell>
          <table:table-cell office:value-type="string">
            <text:p>Ethiopia</text:p>
          </table:table-cell>
          <table:table-cell office:value-type="string">
            <text:p>ETH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estle_example.pdf</text:p>
          </table:table-cell>
          <table:table-cell office:value-type="string">
            <text:p>Providing farming training and assistance</text:p>
          </table:table-cell>
          <table:table-cell office:value-type="string">
            <text:p>NestlŽ</text:p>
          </table:table-cell>
          <table:table-cell office:value-type="string">
            <text:p>Food and Beverages</text:p>
          </table:table-cell>
          <table:table-cell office:value-type="string">
            <text:p>Education and training; Food security, agriculture, forestry and fisheries; Water resources</text:p>
          </table:table-cell>
          <table:table-cell office:value-type="string">
            <text:p>France</text:p>
          </table:table-cell>
          <table:table-cell office:value-type="string">
            <text:p>FR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uic.pdf</text:p>
          </table:table-cell>
          <table:table-cell office:value-type="string">
            <text:p>Adaptation of Railways to Climate Change (ARISCC)</text:p>
          </table:table-cell>
          <table:table-cell office:value-type="string">
            <text:p>International Union of Railways (UIC)</text:p>
          </table:table-cell>
          <table:table-cell office:value-type="string">
            <text:p>Transport and Logistics</text:p>
          </table:table-cell>
          <table:table-cell office:value-type="string">
            <text:p>Transport, infrastructure and human settlements</text:p>
          </table:table-cell>
          <table:table-cell office:value-type="string">
            <text:p>France</text:p>
          </table:table-cell>
          <table:table-cell office:value-type="string">
            <text:p>FR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egis.pdf</text:p>
          </table:table-cell>
          <table:table-cell office:value-type="string">
            <text:p>Adapting road infrastructure to climate change</text:p>
          </table:table-cell>
          <table:table-cell office:value-type="string">
            <text:p>Egis</text:p>
          </table:table-cell>
          <table:table-cell office:value-type="string">
            <text:p>Constructionand Engineering</text:p>
          </table:table-cell>
          <table:table-cell office:value-type="string">
            <text:p>Transport, infrastructure and human settlements</text:p>
          </table:table-cell>
          <table:table-cell office:value-type="string">
            <text:p>France</text:p>
          </table:table-cell>
          <table:table-cell office:value-type="string">
            <text:p>FR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ignita.pdf</text:p>
          </table:table-cell>
          <table:table-cell office:value-type="string">
            <text:p>Preventive weather forecasting for West African farmers to increase agricultural yield</text:p>
          </table:table-cell>
          <table:table-cell office:value-type="string">
            <text:p>Ignitia AB, Ignitia Ghana Ltd</text:p>
          </table:table-cell>
          <table:table-cell office:value-type="string">
            <text:p>Science and Technology</text:p>
          </table:table-cell>
          <table:table-cell office:value-type="string">
            <text:p>Science, assessment, monitoring and early warning</text:p>
          </table:table-cell>
          <table:table-cell office:value-type="string">
            <text:p>Ghana</text:p>
          </table:table-cell>
          <table:table-cell office:value-type="string">
            <text:p>FR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reen_mountain_coffee_roasters.pdf</text:p>
          </table:table-cell>
          <table:table-cell office:value-type="string">
            <text:p>Coffee Under Pressure: Climate Change and Adaptation in Mesoamerica (CUP)</text:p>
          </table:table-cell>
          <table:table-cell office:value-type="string">
            <text:p>Green Mountain Coffee Roasters (GMCR); International Center for Tropical Agriculture (CIAT); Catholic Relief Services (CRS)</text:p>
          </table:table-cell>
          <table:table-cell office:value-type="string">
            <text:p>Food and Beverages; 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Guatemala</text:p>
          </table:table-cell>
          <table:table-cell office:value-type="string">
            <text:p>FR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fonkoze.pdf</text:p>
          </table:table-cell>
          <table:table-cell office:value-type="string">
            <text:p>Natural disaster insurance protecting HaitiÕs micro-entrepreneurs</text:p>
          </table:table-cell>
          <table:table-cell office:value-type="string">
            <text:p>Fonkoze (Fondasyon Kole Zepol)</text:p>
          </table:table-cell>
          <table:table-cell office:value-type="string">
            <text:p>Financial Services</text:p>
          </table:table-cell>
          <table:table-cell office:value-type="string">
            <text:p>Business; Education and training; Transport, infrastructure and human settlements</text:p>
          </table:table-cell>
          <table:table-cell office:value-type="string">
            <text:p>Haiti</text:p>
          </table:table-cell>
          <table:table-cell office:value-type="string">
            <text:p>FR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e.pdf</text:p>
          </table:table-cell>
          <table:table-cell office:value-type="string">
            <text:p>Technologies that build climate resilience</text:p>
          </table:table-cell>
          <table:table-cell office:value-type="string">
            <text:p>General Electric</text:p>
          </table:table-cell>
          <table:table-cell office:value-type="string">
            <text:p>Water Management</text:p>
          </table:table-cell>
          <table:table-cell office:value-type="string">
            <text:p>Water resource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-Allianz.pdf</text:p>
          </table:table-cell>
          <table:table-cell office:value-type="string">
            <text:p>Insuring against climate impacts and rewarding sustainable business practices</text:p>
          </table:table-cell>
          <table:table-cell table:formula="of:=-allianz" office:value-type="float" office:value="0">
            <text:p>#NAME?</text:p>
          </table:table-cell>
          <table:table-cell office:value-type="string">
            <text:p>Financial Services</text:p>
          </table:table-cell>
          <table:table-cell office:value-type="string">
            <text:p>Busines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ankur.pdf</text:p>
          </table:table-cell>
          <table:table-cell office:value-type="string">
            <text:p>Renewable energy building resilience of island communities</text:p>
          </table:table-cell>
          <table:table-cell office:value-type="string">
            <text:p>Ankur Scientific Technologies Pvt. Ltd.</text:p>
          </table:table-cell>
          <table:table-cell office:value-type="string">
            <text:p>Energy and Utilities; Science and Technology</text:p>
          </table:table-cell>
          <table:table-cell office:value-type="string">
            <text:p>Transport, infrastructure and human settlements; Renewable energy system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basix.pdf</text:p>
          </table:table-cell>
          <table:table-cell office:value-type="string">
            <text:p>Microinsurance reducing farmersÕ exposure to weather risk</text:p>
          </table:table-cell>
          <table:table-cell office:value-type="string">
            <text:p>BASIX and ICICI Lombard</text:p>
          </table:table-cell>
          <table:table-cell office:value-type="string">
            <text:p>Financial Services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reenfield_hydroponics.pdf</text:p>
          </table:table-cell>
          <table:table-cell office:value-type="string">
            <text:p>Climate controlled greenhouses</text:p>
          </table:table-cell>
          <table:table-cell office:value-type="string">
            <text:p>Greenfield Hydroponics Systems, Inc.</text:p>
          </table:table-cell>
          <table:table-cell office:value-type="string">
            <text:p>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itc.pdf</text:p>
          </table:table-cell>
          <table:table-cell office:value-type="string">
            <text:p>Adaptation to climate change impacts through diversification of farming systems</text:p>
          </table:table-cell>
          <table:table-cell office:value-type="string">
            <text:p>ITC Limited</text:p>
          </table:table-cell>
          <table:table-cell office:value-type="string">
            <text:p>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pepsico.pdf</text:p>
          </table:table-cell>
          <table:table-cell office:value-type="string">
            <text:p>Replenishing water</text:p>
          </table:table-cell>
          <table:table-cell office:value-type="string">
            <text:p>Pepsico India</text:p>
          </table:table-cell>
          <table:table-cell office:value-type="string">
            <text:p>Foodand Beverages</text:p>
          </table:table-cell>
          <table:table-cell office:value-type="string">
            <text:p>Food security, agriculture, forestry and fisheries; Water resource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abobank.pdf</text:p>
          </table:table-cell>
          <table:table-cell office:value-type="string">
            <text:p>Expertise reduces climate change risks for most vulnerable</text:p>
          </table:table-cell>
          <table:table-cell office:value-type="string">
            <text:p>Rabobank</text:p>
          </table:table-cell>
          <table:table-cell office:value-type="string">
            <text:p>Financial Services</text:p>
          </table:table-cell>
          <table:table-cell office:value-type="string">
            <text:p>Education and training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tata.pdf</text:p>
          </table:table-cell>
          <table:table-cell office:value-type="string">
            <text:p>mKRISHI: Empowering rural farmers</text:p>
          </table:table-cell>
          <table:table-cell office:value-type="string">
            <text:p>Tata International Limited (Tata Consultancy Services)</text:p>
          </table:table-cell>
          <table:table-cell office:value-type="string">
            <text:p>Telecommunications</text:p>
          </table:table-cell>
          <table:table-cell office:value-type="string">
            <text:p>Education and training; Food security, agriculture, forestry and fisheries; Science, assessment, monitoring and early warning; Water resource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jammu_and_kashmir_cooperative.pdf</text:p>
          </table:table-cell>
          <table:table-cell office:value-type="string">
            <text:p>Adapting to climate change by growing medicinal and aromatic plants</text:p>
          </table:table-cell>
          <table:table-cell office:value-type="string">
            <text:p>Fasiam Agro Farms; Jammu &amp; Kashmir Medicinal &amp; Aromatic Plants (MAP) Growers' Cooperative</text:p>
          </table:table-cell>
          <table:table-cell office:value-type="string">
            <text:p>Agriculture</text:p>
          </table:table-cell>
          <table:table-cell office:value-type="string">
            <text:p>Business; Education and training; Food security, agriculture, forestry and fisheries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-Allianz.pdf</text:p>
          </table:table-cell>
          <table:table-cell office:value-type="string">
            <text:p>Insuring against climate impacts and rewarding sustainable business practices</text:p>
          </table:table-cell>
          <table:table-cell table:formula="of:=-allianz" office:value-type="float" office:value="0">
            <text:p>#NAME?</text:p>
          </table:table-cell>
          <table:table-cell office:value-type="string">
            <text:p>Financial Services</text:p>
          </table:table-cell>
          <table:table-cell office:value-type="string">
            <text:p>Business</text:p>
          </table:table-cell>
          <table:table-cell office:value-type="string">
            <text:p>Indonesia</text:p>
          </table:table-cell>
          <table:table-cell office:value-type="string">
            <text:p>ID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estle_example.pdf</text:p>
          </table:table-cell>
          <table:table-cell office:value-type="string">
            <text:p>Providing farming training and assistance</text:p>
          </table:table-cell>
          <table:table-cell office:value-type="string">
            <text:p>NestlŽ</text:p>
          </table:table-cell>
          <table:table-cell office:value-type="string">
            <text:p>Food and Beverages</text:p>
          </table:table-cell>
          <table:table-cell office:value-type="string">
            <text:p>Education and training; Food security, agriculture, forestry and fisheries; Water resources</text:p>
          </table:table-cell>
          <table:table-cell office:value-type="string">
            <text:p>Indonesia</text:p>
          </table:table-cell>
          <table:table-cell office:value-type="string">
            <text:p>ID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abobank.pdf</text:p>
          </table:table-cell>
          <table:table-cell office:value-type="string">
            <text:p>Expertise reduces climate change risks for most vulnerable</text:p>
          </table:table-cell>
          <table:table-cell office:value-type="string">
            <text:p>Rabobank</text:p>
          </table:table-cell>
          <table:table-cell office:value-type="string">
            <text:p>Financial Services</text:p>
          </table:table-cell>
          <table:table-cell office:value-type="string">
            <text:p>Education and training</text:p>
          </table:table-cell>
          <table:table-cell office:value-type="string">
            <text:p>Indonesia</text:p>
          </table:table-cell>
          <table:table-cell office:value-type="string">
            <text:p>ID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john_deere.pdf</text:p>
          </table:table-cell>
          <table:table-cell office:value-type="string">
            <text:p>Water conservation through precision irrigation, a growing business</text:p>
          </table:table-cell>
          <table:table-cell office:value-type="string">
            <text:p>John Deere</text:p>
          </table:table-cell>
          <table:table-cell office:value-type="string">
            <text:p>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Israel</text:p>
          </table:table-cell>
          <table:table-cell office:value-type="string">
            <text:p>IS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ifugio_dorigoni.pdf</text:p>
          </table:table-cell>
          <table:table-cell office:value-type="string">
            <text:p>Mountains of change</text:p>
          </table:table-cell>
          <table:table-cell office:value-type="string">
            <text:p>Rifugio Dorigoni</text:p>
          </table:table-cell>
          <table:table-cell office:value-type="string">
            <text:p>Tourism and Recreation</text:p>
          </table:table-cell>
          <table:table-cell office:value-type="string">
            <text:p>Food security, agriculture, forestry and fisheries; Tourism</text:p>
          </table:table-cell>
          <table:table-cell office:value-type="string">
            <text:p>Italy</text:p>
          </table:table-cell>
          <table:table-cell office:value-type="string">
            <text:p>IT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suntory.pdf</text:p>
          </table:table-cell>
          <table:table-cell office:value-type="string">
            <text:p>"Bringing Water to Life"</text:p>
          </table:table-cell>
          <table:table-cell office:value-type="string">
            <text:p>Suntory Limited</text:p>
          </table:table-cell>
          <table:table-cell office:value-type="string">
            <text:p>Food and Beverages</text:p>
          </table:table-cell>
          <table:table-cell office:value-type="string">
            <text:p>Education and training; Terrestrial ecosystems; Water resources</text:p>
          </table:table-cell>
          <table:table-cell office:value-type="string">
            <text:p>Japan</text:p>
          </table:table-cell>
          <table:table-cell office:value-type="string">
            <text:p>JP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sunlabob.pdf</text:p>
          </table:table-cell>
          <table:table-cell office:value-type="string">
            <text:p>Meeting energy needs for climate-resilient development</text:p>
          </table:table-cell>
          <table:table-cell office:value-type="string">
            <text:p>Sunlabob</text:p>
          </table:table-cell>
          <table:table-cell office:value-type="string">
            <text:p>Energy and Utilities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Lao People's Democratic Republic</text:p>
          </table:table-cell>
          <table:table-cell office:value-type="string">
            <text:p>KGZ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abobank.pdf</text:p>
          </table:table-cell>
          <table:table-cell office:value-type="string">
            <text:p>Expertise reduces climate change risks for most vulnerable</text:p>
          </table:table-cell>
          <table:table-cell office:value-type="string">
            <text:p>Rabobank</text:p>
          </table:table-cell>
          <table:table-cell office:value-type="string">
            <text:p>Financial Services</text:p>
          </table:table-cell>
          <table:table-cell office:value-type="string">
            <text:p>Education and training</text:p>
          </table:table-cell>
          <table:table-cell office:value-type="string">
            <text:p>Laos</text:p>
          </table:table-cell>
          <table:table-cell office:value-type="string">
            <text:p>LA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cbre.pdf</text:p>
          </table:table-cell>
          <table:table-cell office:value-type="string">
            <text:p>Investing in adaptation as part of corporate carbon management strategy</text:p>
          </table:table-cell>
          <table:table-cell office:value-type="string">
            <text:p>CB Richard Ellis (CBRE); UNICEF UK</text:p>
          </table:table-cell>
          <table:table-cell office:value-type="string">
            <text:p>Real Estate Services</text:p>
          </table:table-cell>
          <table:table-cell office:value-type="string">
            <text:p>Education and training; Human health</text:p>
          </table:table-cell>
          <table:table-cell office:value-type="string">
            <text:p>Madagascar</text:p>
          </table:table-cell>
          <table:table-cell office:value-type="string">
            <text:p>MDG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estle_example.pdf</text:p>
          </table:table-cell>
          <table:table-cell office:value-type="string">
            <text:p>Providing farming training and assistance</text:p>
          </table:table-cell>
          <table:table-cell office:value-type="string">
            <text:p>NestlŽ</text:p>
          </table:table-cell>
          <table:table-cell office:value-type="string">
            <text:p>Food and Beverages</text:p>
          </table:table-cell>
          <table:table-cell office:value-type="string">
            <text:p>Education and training; Food security, agriculture, forestry and fisheries; Water resources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reen_mountain_coffee_roasters.pdf</text:p>
          </table:table-cell>
          <table:table-cell office:value-type="string">
            <text:p>Coffee Under Pressure: Climate Change and Adaptation in Mesoamerica (CUP)</text:p>
          </table:table-cell>
          <table:table-cell office:value-type="string">
            <text:p>Green Mountain Coffee Roasters (GMCR); International Center for Tropical Agriculture (CIAT); Catholic Relief Services (CRS)</text:p>
          </table:table-cell>
          <table:table-cell office:value-type="string">
            <text:p>Food and Beverages; 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starbucks.pdf</text:p>
          </table:table-cell>
          <table:table-cell office:value-type="string">
            <text:p>Ensuring future supply of high-quality coffee</text:p>
          </table:table-cell>
          <table:table-cell office:value-type="string">
            <text:p>Starbucks Coffee Company; Conservation International</text:p>
          </table:table-cell>
          <table:table-cell office:value-type="string">
            <text:p>Food and Beverages</text:p>
          </table:table-cell>
          <table:table-cell office:value-type="string">
            <text:p>Food security, agriculture, forestry and fisheries; Science, assessment, monitoring and early warning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iverside_technology.pdf</text:p>
          </table:table-cell>
          <table:table-cell office:value-type="string">
            <text:p>Disaster preparedness, local capacity building, and planning</text:p>
          </table:table-cell>
          <table:table-cell office:value-type="string">
            <text:p>Riverside Technology</text:p>
          </table:table-cell>
          <table:table-cell office:value-type="string">
            <text:p>Consultingand Environmental Services</text:p>
          </table:table-cell>
          <table:table-cell office:value-type="string">
            <text:p>Science, assessment, monitoring and early warning; Education and training</text:p>
          </table:table-cell>
          <table:table-cell office:value-type="string">
            <text:p>Morocco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freshfields_llp.pdf</text:p>
          </table:table-cell>
          <table:table-cell office:value-type="string">
            <text:p>Going beyond offsetting to invest in adaptation</text:p>
          </table:table-cell>
          <table:table-cell office:value-type="string">
            <text:p>Freshfields Bruckhaus Deringer LLP; UNICEF UK</text:p>
          </table:table-cell>
          <table:table-cell office:value-type="string">
            <text:p>Legal Services</text:p>
          </table:table-cell>
          <table:table-cell office:value-type="string">
            <text:p>Human health; Water resources</text:p>
          </table:table-cell>
          <table:table-cell office:value-type="string">
            <text:p>Mozambique</text:p>
          </table:table-cell>
          <table:table-cell office:value-type="string">
            <text:p>MOZ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bhp_billiton.pdf</text:p>
          </table:table-cell>
          <table:table-cell office:value-type="string">
            <text:p>Fighting malaria with communities and governments</text:p>
          </table:table-cell>
          <table:table-cell office:value-type="string">
            <text:p>BHP Billiton</text:p>
          </table:table-cell>
          <table:table-cell office:value-type="string">
            <text:p>Mining and Metals</text:p>
          </table:table-cell>
          <table:table-cell office:value-type="string">
            <text:p>Human health</text:p>
          </table:table-cell>
          <table:table-cell office:value-type="string">
            <text:p>Mozambique</text:p>
          </table:table-cell>
          <table:table-cell office:value-type="string">
            <text:p>MOZ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himal_power.pdf</text:p>
          </table:table-cell>
          <table:table-cell office:value-type="string">
            <text:p>Building community adaptive capacity</text:p>
          </table:table-cell>
          <table:table-cell office:value-type="string">
            <text:p>Himal Power Limited</text:p>
          </table:table-cell>
          <table:table-cell office:value-type="string">
            <text:p>Energyand Utilities</text:p>
          </table:table-cell>
          <table:table-cell office:value-type="string">
            <text:p>Transport, infrastructure and human settlements</text:p>
          </table:table-cell>
          <table:table-cell office:value-type="string">
            <text:p>Nepal</text:p>
          </table:table-cell>
          <table:table-cell office:value-type="string">
            <text:p>NPL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ecofys.pdf</text:p>
          </table:table-cell>
          <table:table-cell office:value-type="string">
            <text:p>Adaptation and the legal sector</text:p>
          </table:table-cell>
          <table:table-cell office:value-type="string">
            <text:p>Ecofys</text:p>
          </table:table-cell>
          <table:table-cell office:value-type="string">
            <text:p>Consultingand Environmental Services</text:p>
          </table:table-cell>
          <table:table-cell office:value-type="string">
            <text:p>Education and training</text:p>
          </table:table-cell>
          <table:table-cell office:value-type="string">
            <text:p>Netherlands</text:p>
          </table:table-cell>
          <table:table-cell office:value-type="string">
            <text:p>NL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reen_mountain_coffee_roasters.pdf</text:p>
          </table:table-cell>
          <table:table-cell office:value-type="string">
            <text:p>Coffee Under Pressure: Climate Change and Adaptation in Mesoamerica (CUP)</text:p>
          </table:table-cell>
          <table:table-cell office:value-type="string">
            <text:p>Green Mountain Coffee Roasters (GMCR); International Center for Tropical Agriculture (CIAT); Catholic Relief Services (CRS)</text:p>
          </table:table-cell>
          <table:table-cell office:value-type="string">
            <text:p>Food and Beverages; 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Nicaragua</text:p>
          </table:table-cell>
          <table:table-cell office:value-type="string">
            <text:p>NIC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cafe_direct.pdf</text:p>
          </table:table-cell>
          <table:table-cell office:value-type="string">
            <text:p>Adaptation for Sm-Allholders to Climate Change (AdapCC)</text:p>
          </table:table-cell>
          <table:table-cell office:value-type="string">
            <text:p>CafŽdirect; GIZ</text:p>
          </table:table-cell>
          <table:table-cell office:value-type="string">
            <text:p>Food and Beverages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Peru</text:p>
          </table:table-cell>
          <table:table-cell office:value-type="string">
            <text:p>PE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estle_example.pdf</text:p>
          </table:table-cell>
          <table:table-cell office:value-type="string">
            <text:p>Providing farming training and assistance</text:p>
          </table:table-cell>
          <table:table-cell office:value-type="string">
            <text:p>NestlŽ</text:p>
          </table:table-cell>
          <table:table-cell office:value-type="string">
            <text:p>Food and Beverages</text:p>
          </table:table-cell>
          <table:table-cell office:value-type="string">
            <text:p>Education and training; Food security, agriculture, forestry and fisheries; Water resources</text:p>
          </table:table-cell>
          <table:table-cell office:value-type="string">
            <text:p>Philippines</text:p>
          </table:table-cell>
          <table:table-cell office:value-type="string">
            <text:p>PHL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abobank.pdf</text:p>
          </table:table-cell>
          <table:table-cell office:value-type="string">
            <text:p>Expertise reduces climate change risks for most vulnerable</text:p>
          </table:table-cell>
          <table:table-cell office:value-type="string">
            <text:p>Rabobank</text:p>
          </table:table-cell>
          <table:table-cell office:value-type="string">
            <text:p>Financial Services</text:p>
          </table:table-cell>
          <table:table-cell office:value-type="string">
            <text:p>Education and training</text:p>
          </table:table-cell>
          <table:table-cell office:value-type="string">
            <text:p>Philippines</text:p>
          </table:table-cell>
          <table:table-cell office:value-type="string">
            <text:p>PHL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iverside_technology.pdf</text:p>
          </table:table-cell>
          <table:table-cell office:value-type="string">
            <text:p>Disaster preparedness, local capacity building, and planning</text:p>
          </table:table-cell>
          <table:table-cell office:value-type="string">
            <text:p>Riverside Technology</text:p>
          </table:table-cell>
          <table:table-cell office:value-type="string">
            <text:p>Consultingand Environmental Services</text:p>
          </table:table-cell>
          <table:table-cell office:value-type="string">
            <text:p>Science, assessment, monitoring and early warning; Education and training</text:p>
          </table:table-cell>
          <table:table-cell office:value-type="string">
            <text:p>Romania</text:p>
          </table:table-cell>
          <table:table-cell office:value-type="string">
            <text:p>RO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anglo_american.pdf</text:p>
          </table:table-cell>
          <table:table-cell office:value-type="string">
            <text:p>eMalahleni: Water for adaptation</text:p>
          </table:table-cell>
          <table:table-cell office:value-type="string">
            <text:p>Anglo American</text:p>
          </table:table-cell>
          <table:table-cell office:value-type="string">
            <text:p>Mining and Metals</text:p>
          </table:table-cell>
          <table:table-cell office:value-type="string">
            <text:p>Water resources</text:p>
          </table:table-cell>
          <table:table-cell office:value-type="string">
            <text:p>South Africa</text:p>
          </table:table-cell>
          <table:table-cell office:value-type="string">
            <text:p>ZAF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eskom.pdf</text:p>
          </table:table-cell>
          <table:table-cell office:value-type="string">
            <text:p>Ensuring reliability and continuity of energy supply</text:p>
          </table:table-cell>
          <table:table-cell office:value-type="string">
            <text:p>Eskom</text:p>
          </table:table-cell>
          <table:table-cell office:value-type="string">
            <text:p>Energyand Utilities</text:p>
          </table:table-cell>
          <table:table-cell office:value-type="string">
            <text:p>Transport, infrastructure and human settlements</text:p>
          </table:table-cell>
          <table:table-cell office:value-type="string">
            <text:p>South Africa</text:p>
          </table:table-cell>
          <table:table-cell office:value-type="string">
            <text:p>ZAF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iverside_technology.pdf</text:p>
          </table:table-cell>
          <table:table-cell office:value-type="string">
            <text:p>Disaster preparedness, local capacity building, and planning</text:p>
          </table:table-cell>
          <table:table-cell office:value-type="string">
            <text:p>Riverside Technology</text:p>
          </table:table-cell>
          <table:table-cell office:value-type="string">
            <text:p>Consultingand Environmental Services</text:p>
          </table:table-cell>
          <table:table-cell office:value-type="string">
            <text:p>Science, assessment, monitoring and early warning; Education and training</text:p>
          </table:table-cell>
          <table:table-cell office:value-type="string">
            <text:p>Sudan</text:p>
          </table:table-cell>
          <table:table-cell office:value-type="string">
            <text:p>SD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estle_example.pdf</text:p>
          </table:table-cell>
          <table:table-cell office:value-type="string">
            <text:p>Providing farming training and assistance</text:p>
          </table:table-cell>
          <table:table-cell office:value-type="string">
            <text:p>NestlŽ</text:p>
          </table:table-cell>
          <table:table-cell office:value-type="string">
            <text:p>Food and Beverages</text:p>
          </table:table-cell>
          <table:table-cell office:value-type="string">
            <text:p>Education and training; Food security, agriculture, forestry and fisheries; Water resources</text:p>
          </table:table-cell>
          <table:table-cell office:value-type="string">
            <text:p>Thailand</text:p>
          </table:table-cell>
          <table:table-cell office:value-type="string">
            <text:p>TH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sompo.pdf</text:p>
          </table:table-cell>
          <table:table-cell office:value-type="string">
            <text:p>Weather Index Insurance for drought risk in Thailand</text:p>
          </table:table-cell>
          <table:table-cell office:value-type="string">
            <text:p>Sompo Japan Insurance, Inc.</text:p>
          </table:table-cell>
          <table:table-cell office:value-type="string">
            <text:p>Financial Sector</text:p>
          </table:table-cell>
          <table:table-cell office:value-type="string">
            <text:p>Transport, infrastructure and human settlements; Water resources</text:p>
          </table:table-cell>
          <table:table-cell office:value-type="string">
            <text:p>Thailand</text:p>
          </table:table-cell>
          <table:table-cell office:value-type="string">
            <text:p>TH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the_coca_cola_company.pdf</text:p>
          </table:table-cell>
          <table:table-cell office:value-type="string">
            <text:p>Building reputations, securing resources: Teaming up for water conservation</text:p>
          </table:table-cell>
          <table:table-cell office:value-type="string">
            <text:p>The Coca-Cola Company (TCCC); The World Wildlife Fund (WWF)</text:p>
          </table:table-cell>
          <table:table-cell office:value-type="string">
            <text:p>Food and Beverages</text:p>
          </table:table-cell>
          <table:table-cell office:value-type="string">
            <text:p>Education and training; Science, assessment, monitoring and early warning; Terrestrial ecosystem; Water resources</text:p>
          </table:table-cell>
          <table:table-cell office:value-type="string">
            <text:p>Thailand</text:p>
          </table:table-cell>
          <table:table-cell office:value-type="string">
            <text:p>TH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lobal_climate_adaptation_partnership.pdf</text:p>
          </table:table-cell>
          <table:table-cell office:value-type="string">
            <text:p>Mainstreaming adaptation into projects: the Climate Safeguards System prototype</text:p>
          </table:table-cell>
          <table:table-cell office:value-type="string">
            <text:p>Global Climate Adaptation Partnership (GCAP)</text:p>
          </table:table-cell>
          <table:table-cell office:value-type="string">
            <text:p>Consulting and Environmental Services</text:p>
          </table:table-cell>
          <table:table-cell office:value-type="string">
            <text:p>Science, assessment, monitoring and early warning</text:p>
          </table:table-cell>
          <table:table-cell office:value-type="string">
            <text:p>Tunisia</text:p>
          </table:table-cell>
          <table:table-cell office:value-type="string">
            <text:p>TU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ericsson.pdf</text:p>
          </table:table-cell>
          <table:table-cell office:value-type="string">
            <text:p>Enabling access to weather and climate services in Africa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Science, assessment, monitoring and early warning</text:p>
          </table:table-cell>
          <table:table-cell office:value-type="string">
            <text:p>Uganda</text:p>
          </table:table-cell>
          <table:table-cell office:value-type="string">
            <text:p>TUV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enterprise_works.pdf</text:p>
          </table:table-cell>
          <table:table-cell office:value-type="string">
            <text:p>Rainwater harvesting and storage technology (bob)</text:p>
          </table:table-cell>
          <table:table-cell office:value-type="string">
            <text:p>EnterpriseWorks/VITA (EWV) a Division of Relief International</text:p>
          </table:table-cell>
          <table:table-cell office:value-type="string">
            <text:p>Consulting and Environmental Services</text:p>
          </table:table-cell>
          <table:table-cell office:value-type="string">
            <text:p>Business; Human health; Water resources</text:p>
          </table:table-cell>
          <table:table-cell office:value-type="string">
            <text:p>Uganda</text:p>
          </table:table-cell>
          <table:table-cell office:value-type="string">
            <text:p>TUV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masdar.pdf</text:p>
          </table:table-cell>
          <table:table-cell office:value-type="string">
            <text:p>Masdar City</text:p>
          </table:table-cell>
          <table:table-cell office:value-type="string">
            <text:p>WSP Group; Foster + Partners</text:p>
          </table:table-cell>
          <table:table-cell office:value-type="string">
            <text:p>Construction and Engineering</text:p>
          </table:table-cell>
          <table:table-cell office:value-type="string">
            <text:p>Transport, infrastructure and human settlements;</text:p>
          </table:table-cell>
          <table:table-cell office:value-type="string">
            <text:p>United Arab Emirates</text:p>
          </table:table-cell>
          <table:table-cell office:value-type="string">
            <text:p>GB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urs_corporation.pdf</text:p>
          </table:table-cell>
          <table:table-cell office:value-type="string">
            <text:p>The effects of climate change on highway network policies and standards</text:p>
          </table:table-cell>
          <table:table-cell office:value-type="string">
            <text:p>URS Corporation</text:p>
          </table:table-cell>
          <table:table-cell office:value-type="string">
            <text:p>Construction and Engineering</text:p>
          </table:table-cell>
          <table:table-cell office:value-type="string">
            <text:p>Transport, infrastructure and human settlements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thames_water.pdf</text:p>
          </table:table-cell>
          <table:table-cell office:value-type="string">
            <text:p>Taking care of water: Adapting business operations</text:p>
          </table:table-cell>
          <table:table-cell office:value-type="string">
            <text:p>Thames Water</text:p>
          </table:table-cell>
          <table:table-cell office:value-type="string">
            <text:p>Energy and Utilities</text:p>
          </table:table-cell>
          <table:table-cell office:value-type="string">
            <text:p>Water resources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network_rail.pdf</text:p>
          </table:table-cell>
          <table:table-cell office:value-type="string">
            <text:p>TomorrowÕs railway and climate change adaptation</text:p>
          </table:table-cell>
          <table:table-cell office:value-type="string">
            <text:p>Network Rail Infrastructure Limited</text:p>
          </table:table-cell>
          <table:table-cell office:value-type="string">
            <text:p>Transport and Logistics</text:p>
          </table:table-cell>
          <table:table-cell office:value-type="string">
            <text:p>Transport, infrastructure and human settlements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anglian_water.pdf</text:p>
          </table:table-cell>
          <table:table-cell office:value-type="string">
            <text:p>Guaranteeing security of supplies</text:p>
          </table:table-cell>
          <table:table-cell office:value-type="string">
            <text:p>Anglian Water</text:p>
          </table:table-cell>
          <table:table-cell office:value-type="string">
            <text:p>Water Management</text:p>
          </table:table-cell>
          <table:table-cell office:value-type="string">
            <text:p>Water resources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gsk.pdf</text:p>
          </table:table-cell>
          <table:table-cell office:value-type="string">
            <text:p>New variety of blackcurrants to survive mild winters</text:p>
          </table:table-cell>
          <table:table-cell office:value-type="string">
            <text:p>GlaxoSmithKline (GSK) (Ribena) and Scottish Crop Research Institute</text:p>
          </table:table-cell>
          <table:table-cell office:value-type="string">
            <text:p>Agriculture; Food and Beverages</text:p>
          </table:table-cell>
          <table:table-cell office:value-type="string">
            <text:p>Food security, agriculture, forestry and fisheries; Science, assessment, monitoring and early warning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scotch_whisky_association.pdf</text:p>
          </table:table-cell>
          <table:table-cell office:value-type="string">
            <text:p>Working collectively to address the whisky industryÕs long-term risks</text:p>
          </table:table-cell>
          <table:table-cell office:value-type="string">
            <text:p>Scotch Whisky Association (SWA); Scotch Whisky Research Institute (SWRI)</text:p>
          </table:table-cell>
          <table:table-cell office:value-type="string">
            <text:p>Foodand Beverages</text:p>
          </table:table-cell>
          <table:table-cell office:value-type="string">
            <text:p>Food security, agriculture, forestry and fisheries; Water resources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hsbc.pdf</text:p>
          </table:table-cell>
          <table:table-cell office:value-type="string">
            <text:p>New insurance products and climate risk</text:p>
          </table:table-cell>
          <table:table-cell office:value-type="string">
            <text:p>HSBC</text:p>
          </table:table-cell>
          <table:table-cell office:value-type="string">
            <text:p>Financial Services</text:p>
          </table:table-cell>
          <table:table-cell office:value-type="string">
            <text:p>Business; Transport, infrastructure and human settlements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clim_systems.pdf</text:p>
          </table:table-cell>
          <table:table-cell office:value-type="string">
            <text:p>The SimCLIM modelling system for climate impact and adaptation assessment</text:p>
          </table:table-cell>
          <table:table-cell office:value-type="string">
            <text:p>CLIMsystems Ltd</text:p>
          </table:table-cell>
          <table:table-cell office:value-type="string">
            <text:p>Information Technology Services</text:p>
          </table:table-cell>
          <table:table-cell office:value-type="string">
            <text:p>Transport, infrastructure and human settlements; Water resources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cisco.pdf</text:p>
          </table:table-cell>
          <table:table-cell office:value-type="string">
            <text:p>Planetary Skin (126 kB)</text:p>
          </table:table-cell>
          <table:table-cell office:value-type="string">
            <text:p>Cisco Systems</text:p>
          </table:table-cell>
          <table:table-cell office:value-type="string">
            <text:p>Information Technology Services</text:p>
          </table:table-cell>
          <table:table-cell office:value-type="string">
            <text:p>Science, assessment, monitoring and early warning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entergy.pdf</text:p>
          </table:table-cell>
          <table:table-cell office:value-type="string">
            <text:p>Hurricane Katrina: A climate wakeup c-All</text:p>
          </table:table-cell>
          <table:table-cell office:value-type="string">
            <text:p>Entergy Corporation</text:p>
          </table:table-cell>
          <table:table-cell office:value-type="string">
            <text:p>Energyand Utilities</text:p>
          </table:table-cell>
          <table:table-cell office:value-type="string">
            <text:p>Transport, infrastructure and human settlements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john_deere.pdf</text:p>
          </table:table-cell>
          <table:table-cell office:value-type="string">
            <text:p>Water conservation through precision irrigation, a growing business</text:p>
          </table:table-cell>
          <table:table-cell office:value-type="string">
            <text:p>John Deere</text:p>
          </table:table-cell>
          <table:table-cell office:value-type="string">
            <text:p>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levi_strauss.pdf</text:p>
          </table:table-cell>
          <table:table-cell office:value-type="string">
            <text:p>LeviÕs¨ Water</text:p>
          </table:table-cell>
          <table:table-cell office:value-type="string">
            <text:p>Levi Strauss &amp; Co.</text:p>
          </table:table-cell>
          <table:table-cell office:value-type="string">
            <text:p>Retail</text:p>
          </table:table-cell>
          <table:table-cell office:value-type="string">
            <text:p>Water resources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mckinsey.pdf</text:p>
          </table:table-cell>
          <table:table-cell office:value-type="string">
            <text:p>Learning about the economics of adaptation</text:p>
          </table:table-cell>
          <table:table-cell office:value-type="string">
            <text:p>McKinsey &amp; Company</text:p>
          </table:table-cell>
          <table:table-cell office:value-type="string">
            <text:p>Consultingand Environmental Services</text:p>
          </table:table-cell>
          <table:table-cell office:value-type="string">
            <text:p>Business; Science, assessment, monitoring and early warning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oyal_engineers.pdf</text:p>
          </table:table-cell>
          <table:table-cell office:value-type="string">
            <text:p>Climate resilient reconstruction</text:p>
          </table:table-cell>
          <table:table-cell office:value-type="string">
            <text:p>Royal Engineers and Consultants</text:p>
          </table:table-cell>
          <table:table-cell office:value-type="string">
            <text:p>Constructionand Engineering</text:p>
          </table:table-cell>
          <table:table-cell office:value-type="string">
            <text:p>Oceans and coastal areas; Transport, infrastructure and human settlements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the_travelers_companies.pdf</text:p>
          </table:table-cell>
          <table:table-cell office:value-type="string">
            <text:p>An ounce of prevention - Linking the interests of homeowners, business, and insurance providers (130 kB)</text:p>
          </table:table-cell>
          <table:table-cell office:value-type="string">
            <text:p>The Travelers Companies, Inc.</text:p>
          </table:table-cell>
          <table:table-cell office:value-type="string">
            <text:p>Financial Services</text:p>
          </table:table-cell>
          <table:table-cell office:value-type="string">
            <text:p>Oceans and coastal areas; Science, assessment, monitoring and early warning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the_climate_corporation.pdf</text:p>
          </table:table-cell>
          <table:table-cell office:value-type="string">
            <text:p>Taking the uncertainty out of climate and weather for stakeholders</text:p>
          </table:table-cell>
          <table:table-cell office:value-type="string">
            <text:p>The Climate Corporation</text:p>
          </table:table-cell>
          <table:table-cell office:value-type="string">
            <text:p>Financial Services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calvert_investments.pdf</text:p>
          </table:table-cell>
          <table:table-cell office:value-type="string">
            <text:p>Investing in adaptation</text:p>
          </table:table-cell>
          <table:table-cell office:value-type="string">
            <text:p>Calvert Investments, Inc.</text:p>
          </table:table-cell>
          <table:table-cell office:value-type="string">
            <text:p>Financial Services</text:p>
          </table:table-cell>
          <table:table-cell office:value-type="string">
            <text:p>Business; Food security, agriculture, forestry and fisheries; Water resources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the_coca_cola_company.pdf</text:p>
          </table:table-cell>
          <table:table-cell office:value-type="string">
            <text:p>Building reputations, securing resources: Teaming up for water conservation</text:p>
          </table:table-cell>
          <table:table-cell office:value-type="string">
            <text:p>The Coca-Cola Company (TCCC); The World Wildlife Fund (WWF)</text:p>
          </table:table-cell>
          <table:table-cell office:value-type="string">
            <text:p>Food and Beverages</text:p>
          </table:table-cell>
          <table:table-cell office:value-type="string">
            <text:p>Education and training; Science, assessment, monitoring and early warning; Terrestrial ecosystem; Water resources</text:p>
          </table:table-cell>
          <table:table-cell office:value-type="string">
            <text:p>Vietnam</text:p>
          </table:table-cell>
          <table:table-cell office:value-type="string">
            <text:p>VN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rabobank.pdf</text:p>
          </table:table-cell>
          <table:table-cell office:value-type="string">
            <text:p>Expertise reduces climate change risks for most vulnerable</text:p>
          </table:table-cell>
          <table:table-cell office:value-type="string">
            <text:p>Rabobank</text:p>
          </table:table-cell>
          <table:table-cell office:value-type="string">
            <text:p>Financial Services</text:p>
          </table:table-cell>
          <table:table-cell office:value-type="string">
            <text:p>Education and training</text:p>
          </table:table-cell>
          <table:table-cell office:value-type="string">
            <text:p>Vietnam</text:p>
          </table:table-cell>
          <table:table-cell office:value-type="string">
            <text:p>VN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http://unfccc.int/files/adaptation/application/pdf/john_deere.pdf</text:p>
          </table:table-cell>
          <table:table-cell office:value-type="string">
            <text:p>Water conservation through precision irrigation, a growing business</text:p>
          </table:table-cell>
          <table:table-cell office:value-type="string">
            <text:p>John Deere</text:p>
          </table:table-cell>
          <table:table-cell office:value-type="string">
            <text:p>Agriculture</text:p>
          </table:table-cell>
          <table:table-cell office:value-type="string">
            <text:p>Food security, agriculture, forestry and fisheries</text:p>
          </table:table-cell>
          <table:table-cell office:value-type="string">
            <text:p>Zambia</text:p>
          </table:table-cell>
          <table:table-cell office:value-type="string">
            <text:p>ZMB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</table:table>
      <table:table table:name="Sheet1" table:style-name="ta3">
        <office:forms form:automatic-focus="false" form:apply-design-mode="false"/>
        <table:table-column table:style-name="co146" table:default-cell-style-name="Default"/>
        <table:table-column table:style-name="co145" table:number-columns-repeated="1023" table:default-cell-style-name="Default"/>
        <table:table-row table:style-name="ro1">
          <table:table-cell office:value-type="string">
            <text:p>ISO3</text:p>
          </table:table-cell>
          <table:table-cell office:value-type="string">
            <text:p>Read</text:p>
          </table:table-cell>
          <table:table-cell office:value-type="string">
            <text:p>Vul</text:p>
          </table:table-cell>
          <table:table-cell office:value-type="string">
            <text:p>Quad</text:p>
          </table:table-cell>
          <table:table-cell office:value-type="string">
            <text:p>Proj</text:p>
          </table:table-cell>
          <table:table-cell table:number-columns-repeated="1019"/>
        </table:table-row>
        <table:table-row table:style-name="ro1">
          <table:table-cell office:value-type="string">
            <text:p>AFG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ALB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DZA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4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ND</text:p>
          </table:table-cell>
          <table:table-cell table:formula="of:#N/A" office:value-type="float" office:value="0">
            <text:p>#N/A</text:p>
          </table:table-cell>
          <table:table-cell table:formula="of:#N/A" office:value-type="float" office:value="0">
            <text:p>#N/A</text:p>
          </table:table-cell>
          <table:table-cell table:formula="of:#N/A" office:value-type="float" office:value="0">
            <text:p>#N/A</text:p>
          </table:table-cell>
          <table:table-cell table:formula="of:=VLOOKUP([.A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AGO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ATG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ARG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ARM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AUS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0];[pivot.A$4:.C$47];2;0)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1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ZE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HS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HR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GD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5];[pivot.A$4:.C$47];2;0)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RB</text:p>
          </table:table-cell>
          <table:table-cell table:formula="of:#N/A" office:value-type="float" office:value="0">
            <text:p>#N/A</text:p>
          </table:table-cell>
          <table:table-cell office:value-type="string">
            <text:p>Low</text:p>
          </table:table-cell>
          <table:table-cell table:formula="of:#N/A" office:value-type="float" office:value="0">
            <text:p>#N/A</text:p>
          </table:table-cell>
          <table:table-cell table:formula="of:=VLOOKUP([.A1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LR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EL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LZ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EN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2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TN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2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OL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2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I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2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WA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2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RA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25];[pivot.A$4:.C$47];2;0)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BRN</text:p>
          </table:table-cell>
          <table:table-cell table:formula="of:#N/A" office:value-type="float" office:value="0">
            <text:p>#N/A</text:p>
          </table:table-cell>
          <table:table-cell office:value-type="string">
            <text:p>Low</text:p>
          </table:table-cell>
          <table:table-cell table:formula="of:#N/A" office:value-type="float" office:value="0">
            <text:p>#N/A</text:p>
          </table:table-cell>
          <table:table-cell table:formula="of:=VLOOKUP([.A2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GR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2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BFA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28];[pivot.A$4:.C$47];2;0)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BDI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2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KHM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3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MR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3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A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3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PV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33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AF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3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CD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3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HL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3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HN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37];[pivot.A$4:.C$47];2;0)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OL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38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OM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3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OG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4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OD</text:p>
          </table:table-cell>
          <table:table-cell office:value-type="string">
            <text:p>Low</text:p>
          </table:table-cell>
          <table:table-cell table:formula="of:#N/A" office:value-type="float" office:value="0">
            <text:p>#N/A</text:p>
          </table:table-cell>
          <table:table-cell table:formula="of:#N/A" office:value-type="float" office:value="0">
            <text:p>#N/A</text:p>
          </table:table-cell>
          <table:table-cell table:formula="of:=VLOOKUP([.A4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RI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4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IV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43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RV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4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UB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4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YP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4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Z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4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DNK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4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DJI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4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DMA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5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DOM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51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CU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5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EGY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53];[pivot.A$4:.C$47];2;0)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SLV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54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GNQ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5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ERI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5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EST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5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ETH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58];[pivot.A$4:.C$47];2;0)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JI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5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FI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6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FRA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6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AB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6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MB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6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EO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6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DEU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6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HA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6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RC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6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RD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6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TM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6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IN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7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NB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7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UY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7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HTI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7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HND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7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HU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7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ISL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7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IND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77];[pivot.A$4:.C$47];2;0)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IDN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78];[pivot.A$4:.C$47];2;0)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IRN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7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IRQ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8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IRL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8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ISR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82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TA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83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AM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8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JP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85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R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8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KAZ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8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KEN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8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KIR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8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PRK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9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KOR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9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KWT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9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KGZ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93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O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94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VA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9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LBN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9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LSO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9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LBR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9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LBY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9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LIE</text:p>
          </table:table-cell>
          <table:table-cell table:formula="of:#N/A" office:value-type="float" office:value="0">
            <text:p>#N/A</text:p>
          </table:table-cell>
          <table:table-cell table:formula="of:#N/A" office:value-type="float" office:value="0">
            <text:p>#N/A</text:p>
          </table:table-cell>
          <table:table-cell table:formula="of:#N/A" office:value-type="float" office:value="0">
            <text:p>#N/A</text:p>
          </table:table-cell>
          <table:table-cell table:formula="of:=VLOOKUP([.A10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LTU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0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LUX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0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DG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03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WI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0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YS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0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DV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0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LI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0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LT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0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HL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0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R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1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US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1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EX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12];[pivot.A$4:.C$47];2;0)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SM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1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DA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1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CO</text:p>
          </table:table-cell>
          <table:table-cell table:formula="of:#N/A" office:value-type="float" office:value="0">
            <text:p>#N/A</text:p>
          </table:table-cell>
          <table:table-cell office:value-type="string">
            <text:p>Low</text:p>
          </table:table-cell>
          <table:table-cell table:formula="of:#N/A" office:value-type="float" office:value="0">
            <text:p>#N/A</text:p>
          </table:table-cell>
          <table:table-cell table:formula="of:=VLOOKUP([.A11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KD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1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NG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1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NE</text:p>
          </table:table-cell>
          <table:table-cell table:formula="of:#N/A" office:value-type="float" office:value="0">
            <text:p>#N/A</text:p>
          </table:table-cell>
          <table:table-cell table:formula="of:#N/A" office:value-type="float" office:value="0">
            <text:p>#N/A</text:p>
          </table:table-cell>
          <table:table-cell table:formula="of:#N/A" office:value-type="float" office:value="0">
            <text:p>#N/A</text:p>
          </table:table-cell>
          <table:table-cell table:formula="of:=VLOOKUP([.A11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MAR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19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OZ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20];[pivot.A$4:.C$47];2;0)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MR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2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NAM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2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NRU</text:p>
          </table:table-cell>
          <table:table-cell table:formula="of:#N/A" office:value-type="float" office:value="0">
            <text:p>#N/A</text:p>
          </table:table-cell>
          <table:table-cell table:formula="of:#N/A" office:value-type="float" office:value="0">
            <text:p>#N/A</text:p>
          </table:table-cell>
          <table:table-cell table:formula="of:#N/A" office:value-type="float" office:value="0">
            <text:p>#N/A</text:p>
          </table:table-cell>
          <table:table-cell table:formula="of:=VLOOKUP([.A12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NPL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24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NLD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25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NZL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2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NIC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27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NER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2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NGA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2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NOR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3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OM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3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PAK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3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PLW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3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PAN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3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PNG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3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PRY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3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PER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37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HL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38];[pivot.A$4:.C$47];2;0)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OL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3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PRT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4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QAT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4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ROU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42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US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4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RWA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4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KNA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4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LCA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4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VCT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4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WSM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4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MR</text:p>
          </table:table-cell>
          <table:table-cell table:formula="of:#N/A" office:value-type="float" office:value="0">
            <text:p>#N/A</text:p>
          </table:table-cell>
          <table:table-cell office:value-type="string">
            <text:p>Low</text:p>
          </table:table-cell>
          <table:table-cell table:formula="of:#N/A" office:value-type="float" office:value="0">
            <text:p>#N/A</text:p>
          </table:table-cell>
          <table:table-cell table:formula="of:=VLOOKUP([.A14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TP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5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AU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5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EN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5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RB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5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YC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5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L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5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GP</text:p>
          </table:table-cell>
          <table:table-cell table:formula="of:#N/A" office:value-type="float" office:value="0">
            <text:p>#N/A</text:p>
          </table:table-cell>
          <table:table-cell office:value-type="string">
            <text:p>Low</text:p>
          </table:table-cell>
          <table:table-cell table:formula="of:#N/A" office:value-type="float" office:value="0">
            <text:p>#N/A</text:p>
          </table:table-cell>
          <table:table-cell table:formula="of:=VLOOKUP([.A15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VK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5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V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5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LB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5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OM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6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ZAF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61];[pivot.A$4:.C$47];2;0)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SP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6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LKA</text:p>
          </table:table-cell>
          <table:table-cell table:formula="of:#N/A" office:value-type="float" office:value="0">
            <text:p>#N/A</text:p>
          </table:table-cell>
          <table:table-cell office:value-type="string">
            <text:p>Low</text:p>
          </table:table-cell>
          <table:table-cell table:formula="of:#N/A" office:value-type="float" office:value="0">
            <text:p>#N/A</text:p>
          </table:table-cell>
          <table:table-cell table:formula="of:=VLOOKUP([.A16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DN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64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UR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6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WZ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6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W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6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CH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6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SYR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6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JK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70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ZA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7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HA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72];[pivot.A$4:.C$47];2;0)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TLS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7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GO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74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ON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75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TO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7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U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77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UR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7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KM</text:p>
          </table:table-cell>
          <table:table-cell table:formula="of:#N/A" office:value-type="float" office:value="0">
            <text:p>#N/A</text:p>
          </table:table-cell>
          <table:table-cell office:value-type="string">
            <text:p>Low</text:p>
          </table:table-cell>
          <table:table-cell table:formula="of:#N/A" office:value-type="float" office:value="0">
            <text:p>#N/A</text:p>
          </table:table-cell>
          <table:table-cell table:formula="of:=VLOOKUP([.A17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TUV</text:p>
          </table:table-cell>
          <table:table-cell table:formula="of:#N/A" office:value-type="float" office:value="0">
            <text:p>#N/A</text:p>
          </table:table-cell>
          <table:table-cell office:value-type="string">
            <text:p>High</text:p>
          </table:table-cell>
          <table:table-cell table:formula="of:#N/A" office:value-type="float" office:value="0">
            <text:p>#N/A</text:p>
          </table:table-cell>
          <table:table-cell table:formula="of:=VLOOKUP([.A180];[pivot.A$4:.C$47];2;0)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UGA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8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UKR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82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AR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83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GBR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84];[pivot.A$4:.C$47];2;0)"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USA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85];[pivot.A$4:.C$47];2;0)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URY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Green</text:p>
          </table:table-cell>
          <table:table-cell table:formula="of:=VLOOKUP([.A186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UZB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87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VUT</text:p>
          </table:table-cell>
          <table:table-cell table:number-columns-repeated="2" office:value-type="string">
            <text:p>High</text:p>
          </table:table-cell>
          <table:table-cell office:value-type="string">
            <text:p>Blue</text:p>
          </table:table-cell>
          <table:table-cell table:formula="of:=VLOOKUP([.A188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VEN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89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VNM</text:p>
          </table:table-cell>
          <table:table-cell table:number-columns-repeated="2" office:value-type="string">
            <text:p>Low</text:p>
          </table:table-cell>
          <table:table-cell office:value-type="string">
            <text:p>Yellow</text:p>
          </table:table-cell>
          <table:table-cell table:formula="of:=VLOOKUP([.A190];[pivot.A$4:.C$47];2;0)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YEM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91];[pivot.A$4:.C$47];2;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office:value-type="string">
            <text:p>ZMB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92];[pivot.A$4:.C$47];2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ZW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Red</text:p>
          </table:table-cell>
          <table:table-cell table:formula="of:=VLOOKUP([.A193];[pivot.A$4:.C$47];2;0)" office:value-type="float" office:value="0">
            <text:p>#N/A</text:p>
          </table:table-cell>
          <table:table-cell table:number-columns-repeated="1019"/>
        </table:table-row>
      </table:table>
      <table:data-pilot-tables>
        <table:data-pilot-table table:name="PivotTable1" table:application-data="" table:target-range-address="pivot.A3:pivot.B46" table:buttons="pivot.A3" table:grand-total="none" table:show-filter-button="false" table:drill-down-on-double-click="false">
          <table:source-cell-range table:cell-range-address="table.A1:table.I1048576"/>
          <table:data-pilot-field table:source-field-name="ISO3" table:orientation="row" table:used-hierarchy="0" table:function="auto">
            <table:data-pilot-level table:show-empty="false">
              <table:data-pilot-members>
                <table:data-pilot-member table:name="MAR" table:display="true" table:show-details="true"/>
                <table:data-pilot-member table:name="AUS" table:display="true" table:show-details="true"/>
                <table:data-pilot-member table:name="AUT" table:display="true" table:show-details="true"/>
                <table:data-pilot-member table:name="BFA" table:display="true" table:show-details="true"/>
                <table:data-pilot-member table:name="BGD" table:display="true" table:show-details="true"/>
                <table:data-pilot-member table:name="BRA" table:display="true" table:show-details="true"/>
                <table:data-pilot-member table:name="CHN" table:display="true" table:show-details="true"/>
                <table:data-pilot-member table:name="CIV" table:display="true" table:show-details="true"/>
                <table:data-pilot-member table:name="COL" table:display="true" table:show-details="true"/>
                <table:data-pilot-member table:name="CPV" table:display="true" table:show-details="true"/>
                <table:data-pilot-member table:name="DOM" table:display="true" table:show-details="true"/>
                <table:data-pilot-member table:name="DZA" table:display="true" table:show-details="true"/>
                <table:data-pilot-member table:name="EGY" table:display="true" table:show-details="true"/>
                <table:data-pilot-member table:name="ETH" table:display="true" table:show-details="true"/>
                <table:data-pilot-member table:name="FRO" table:display="true" table:show-details="true"/>
                <table:data-pilot-member table:name="GBR" table:display="true" table:show-details="true"/>
                <table:data-pilot-member table:name="IDN" table:display="true" table:show-details="true"/>
                <table:data-pilot-member table:name="IND" table:display="true" table:show-details="true"/>
                <table:data-pilot-member table:name="ISR" table:display="true" table:show-details="true"/>
                <table:data-pilot-member table:name="ITA" table:display="true" table:show-details="true"/>
                <table:data-pilot-member table:name="JPN" table:display="true" table:show-details="true"/>
                <table:data-pilot-member table:name="KGZ" table:display="true" table:show-details="true"/>
                <table:data-pilot-member table:name="LAO" table:display="true" table:show-details="true"/>
                <table:data-pilot-member table:name="MDG" table:display="true" table:show-details="true"/>
                <table:data-pilot-member table:name="MEX" table:display="true" table:show-details="true"/>
                <table:data-pilot-member table:name="MOZ" table:display="true" table:show-details="true"/>
                <table:data-pilot-member table:name="NIC" table:display="true" table:show-details="true"/>
                <table:data-pilot-member table:name="NLD" table:display="true" table:show-details="true"/>
                <table:data-pilot-member table:name="NPL" table:display="true" table:show-details="true"/>
                <table:data-pilot-member table:name="PER" table:display="true" table:show-details="true"/>
                <table:data-pilot-member table:name="PHL" table:display="true" table:show-details="true"/>
                <table:data-pilot-member table:name="ROU" table:display="true" table:show-details="true"/>
                <table:data-pilot-member table:name="SDN" table:display="true" table:show-details="true"/>
                <table:data-pilot-member table:name="SLV" table:display="true" table:show-details="true"/>
                <table:data-pilot-member table:name="THA" table:display="true" table:show-details="true"/>
                <table:data-pilot-member table:name="TUN" table:display="true" table:show-details="true"/>
                <table:data-pilot-member table:name="TUV" table:display="true" table:show-details="true"/>
                <table:data-pilot-member table:name="USA" table:display="true" table:show-details="true"/>
                <table:data-pilot-member table:name="VNM" table:display="true" table:show-details="true"/>
                <table:data-pilot-member table:name="ZAF" table:display="true" table:show-details="true"/>
                <table:data-pilot-member table:name="ZMB" table:display="true" table:show-details="true"/>
                <table:data-pilot-member table:name="" table:display="true" table:show-details="true"/>
                <table:data-pilot-member table:name="#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ame of company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…BB" table:display="true" table:show-details="true"/>
                <table:data-pilot-member table:name="#NAME?" table:display="true" table:show-details="true"/>
                <table:data-pilot-member table:name="Anglian Water" table:display="true" table:show-details="true"/>
                <table:data-pilot-member table:name="Anglo American" table:display="true" table:show-details="true"/>
                <table:data-pilot-member table:name="Ankur Scientific Technologies Pvt. Ltd." table:display="true" table:show-details="true"/>
                <table:data-pilot-member table:name="Apple Vacations; Club Med; Sandals; SuperClubs; TNT Vacations" table:display="true" table:show-details="true"/>
                <table:data-pilot-member table:name="BASF" table:display="true" table:show-details="true"/>
                <table:data-pilot-member table:name="BASIX and ICICI Lombard" table:display="true" table:show-details="true"/>
                <table:data-pilot-member table:name="Bayer" table:display="true" table:show-details="true"/>
                <table:data-pilot-member table:name="BHP Billiton" table:display="true" table:show-details="true"/>
                <table:data-pilot-member table:name="CafŽdirect; GIZ" table:display="true" table:show-details="true"/>
                <table:data-pilot-member table:name="Calvert Investments, Inc." table:display="true" table:show-details="true"/>
                <table:data-pilot-member table:name="CB Richard Ellis (CBRE); UNICEF UK" table:display="true" table:show-details="true"/>
                <table:data-pilot-member table:name="CEMEX" table:display="true" table:show-details="true"/>
                <table:data-pilot-member table:name="China Mobile Communications" table:display="true" table:show-details="true"/>
                <table:data-pilot-member table:name="Cisco Systems" table:display="true" table:show-details="true"/>
                <table:data-pilot-member table:name="CLIMsystems Ltd" table:display="true" table:show-details="true"/>
                <table:data-pilot-member table:name="Ecofys" table:display="true" table:show-details="true"/>
                <table:data-pilot-member table:name="EEAB (Bogot‡ Water and Sewage Company)" table:display="true" table:show-details="true"/>
                <table:data-pilot-member table:name="Egis" table:display="true" table:show-details="true"/>
                <table:data-pilot-member table:name="Entergy Corporation" table:display="true" table:show-details="true"/>
                <table:data-pilot-member table:name="EnterpriseWorks/VITA (EWV) a Division of Relief International" table:display="true" table:show-details="true"/>
                <table:data-pilot-member table:name="Ericsson" table:display="true" table:show-details="true"/>
                <table:data-pilot-member table:name="Eskom" table:display="true" table:show-details="true"/>
                <table:data-pilot-member table:name="Fasiam Agro Farms; Jammu &amp; Kashmir Medicinal &amp; Aromatic Plants (MAP) Growers' Cooperative" table:display="true" table:show-details="true"/>
                <table:data-pilot-member table:name="Fonkoze (Fondasyon Kole Zepol)" table:display="true" table:show-details="true"/>
                <table:data-pilot-member table:name="Freshfields Bruckhaus Deringer LLP; UNICEF UK" table:display="true" table:show-details="true"/>
                <table:data-pilot-member table:name="General Electric" table:display="true" table:show-details="true"/>
                <table:data-pilot-member table:name="GlaxoSmithKline (GSK) (Ribena) and Scottish Crop Research Institute" table:display="true" table:show-details="true"/>
                <table:data-pilot-member table:name="Global Climate Adaptation Partnership (GCAP)" table:display="true" table:show-details="true"/>
                <table:data-pilot-member table:name="Green Mountain Coffee Roasters (GMCR); International Center for Tropical Agriculture (CIAT); Catholic Relief Services (CRS)" table:display="true" table:show-details="true"/>
                <table:data-pilot-member table:name="Greenfield Hydroponics Systems, Inc." table:display="true" table:show-details="true"/>
                <table:data-pilot-member table:name="Himal Power Limited" table:display="true" table:show-details="true"/>
                <table:data-pilot-member table:name="HiNation AB" table:display="true" table:show-details="true"/>
                <table:data-pilot-member table:name="HSBC" table:display="true" table:show-details="true"/>
                <table:data-pilot-member table:name="Ignitia AB, Ignitia Ghana Ltd" table:display="true" table:show-details="true"/>
                <table:data-pilot-member table:name="Intact Financial Corporation; University of Waterloo" table:display="true" table:show-details="true"/>
                <table:data-pilot-member table:name="Intel" table:display="true" table:show-details="true"/>
                <table:data-pilot-member table:name="International Union of Railways (UIC)" table:display="true" table:show-details="true"/>
                <table:data-pilot-member table:name="Intrawest" table:display="true" table:show-details="true"/>
                <table:data-pilot-member table:name="ITC Limited" table:display="true" table:show-details="true"/>
                <table:data-pilot-member table:name="John Deere" table:display="true" table:show-details="true"/>
                <table:data-pilot-member table:name="Levi Strauss &amp; Co." table:display="true" table:show-details="true"/>
                <table:data-pilot-member table:name="Maplecroft" table:display="true" table:show-details="true"/>
                <table:data-pilot-member table:name="Mario Cucinella Architects" table:display="true" table:show-details="true"/>
                <table:data-pilot-member table:name="Mars; IBM; U.S. Department of Agriculture" table:display="true" table:show-details="true"/>
                <table:data-pilot-member table:name="McKinsey &amp; Company" table:display="true" table:show-details="true"/>
                <table:data-pilot-member table:name="Meinert Enterprises" table:display="true" table:show-details="true"/>
                <table:data-pilot-member table:name="Microsoft Corporation" table:display="true" table:show-details="true"/>
                <table:data-pilot-member table:name="Munich Re" table:display="true" table:show-details="true"/>
                <table:data-pilot-member table:name="Natur-Ally Advanced Technologies (NAT)" table:display="true" table:show-details="true"/>
                <table:data-pilot-member table:name="NestlŽ" table:display="true" table:show-details="true"/>
                <table:data-pilot-member table:name="Network Rail Infrastructure Limited" table:display="true" table:show-details="true"/>
                <table:data-pilot-member table:name="Nova Oceanic Energy Systems Inc." table:display="true" table:show-details="true"/>
                <table:data-pilot-member table:name="Pepsico India" table:display="true" table:show-details="true"/>
                <table:data-pilot-member table:name="Rabobank" table:display="true" table:show-details="true"/>
                <table:data-pilot-member table:name="Rifugio Dorigoni" table:display="true" table:show-details="true"/>
                <table:data-pilot-member table:name="Rio Tinto" table:display="true" table:show-details="true"/>
                <table:data-pilot-member table:name="Riverside Technology" table:display="true" table:show-details="true"/>
                <table:data-pilot-member table:name="Royal Engineers and Consultants" table:display="true" table:show-details="true"/>
                <table:data-pilot-member table:name="Scotch Whisky Association (SWA); Scotch Whisky Research Institute (SWRI)" table:display="true" table:show-details="true"/>
                <table:data-pilot-member table:name="SEKEM Holdings Group" table:display="true" table:show-details="true"/>
                <table:data-pilot-member table:name="Siemens" table:display="true" table:show-details="true"/>
                <table:data-pilot-member table:name="Sompo Japan Insurance, Inc." table:display="true" table:show-details="true"/>
                <table:data-pilot-member table:name="Starbucks Coffee Company; Conservation International" table:display="true" table:show-details="true"/>
                <table:data-pilot-member table:name="Sunlabob" table:display="true" table:show-details="true"/>
                <table:data-pilot-member table:name="Suntory Limited" table:display="true" table:show-details="true"/>
                <table:data-pilot-member table:name="Swiss Re; Oxfam America" table:display="true" table:show-details="true"/>
                <table:data-pilot-member table:name="Tartari; Friendship" table:display="true" table:show-details="true"/>
                <table:data-pilot-member table:name="Tata International Limited (Tata Consultancy Services)" table:display="true" table:show-details="true"/>
                <table:data-pilot-member table:name="Thames Water" table:display="true" table:show-details="true"/>
                <table:data-pilot-member table:name="The Climate Corporation" table:display="true" table:show-details="true"/>
                <table:data-pilot-member table:name="The Coca-Cola Company (TCCC); The World Wildlife Fund (WWF)" table:display="true" table:show-details="true"/>
                <table:data-pilot-member table:name="The Travelers Companies, Inc." table:display="true" table:show-details="true"/>
                <table:data-pilot-member table:name="URS Corporation" table:display="true" table:show-details="true"/>
                <table:data-pilot-member table:name="Veolia Water" table:display="true" table:show-details="true"/>
                <table:data-pilot-member table:name="WSP Group; Foster + Partn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宋体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3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.csv" style:display-name="PageStyle_table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16T13:57:21</dc:date>
    <meta:generator>LibreOffice/3.4$Unix LibreOffice_project/340m1$Build-402</meta:generator>
    <meta:editing-duration>PT28M26S</meta:editing-duration>
    <meta:editing-cycles>2</meta:editing-cycles>
    <meta:document-statistic meta:table-count="3" meta:cell-count="2006" meta:object-count="0"/>
  </office:meta>
</office:document-meta>
</file>